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7pt" officeooo:rsid="001f30b1" officeooo:paragraph-rsid="001f30b1" style:font-size-asian="7pt" style:font-size-complex="7pt"/>
    </style:style>
    <style:style style:name="P3" style:family="paragraph" style:parent-style-name="Standard">
      <style:text-properties style:font-name="DejaVu Sans Mono" fo:font-size="7pt" officeooo:rsid="001f8d6c" officeooo:paragraph-rsid="001f8d6c" style:font-size-asian="7pt" style:font-size-complex="7pt"/>
    </style:style>
    <style:style style:name="T1" style:family="text">
      <style:text-properties officeooo:rsid="001f30b1"/>
    </style:style>
    <style:style style:name="T2" style:family="text">
      <style:text-properties officeooo:rsid="001f8d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nuary</text:p>
      <text:p text:style-name="P3"/>
      <text:p text:style-name="P3"/>
      <text:p text:style-name="P3"/>
      <text:p text:style-name="P3"/>
      <text:p text:style-name="P3"/>
      <text:p text:style-name="P3">1 - SU</text:p>
      <text:p text:style-name="P3">0026 4.60</text:p>
      <text:p text:style-name="P3">0620 1.40</text:p>
      <text:p text:style-name="P3">1242 4.66</text:p>
      <text:p text:style-name="P3">1840 1.32</text:p>
      <text:p text:style-name="P3"/>
      <text:p text:style-name="P3">2 - M</text:p>
      <text:p text:style-name="P3">0057 4.73</text:p>
      <text:p text:style-name="P3">0700 1.24</text:p>
      <text:p text:style-name="P3">1311 4.80</text:p>
      <text:p text:style-name="P3">1920 1.17</text:p>
      <text:p text:style-name="P3"/>
      <text:p text:style-name="P3">3 - TU</text:p>
      <text:p text:style-name="P3">0126 4.87</text:p>
      <text:p text:style-name="P3">0739 1.10</text:p>
      <text:p text:style-name="P3">1341 4.95</text:p>
      <text:p text:style-name="P3">1959 1.04</text:p>
      <text:p text:style-name="P3"/>
      <text:p text:style-name="P3">4 - W</text:p>
      <text:p text:style-name="P3">0158 5.02</text:p>
      <text:p text:style-name="P3">0819 0.99</text:p>
      <text:p text:style-name="P3">1415 5.09</text:p>
      <text:p text:style-name="P3">2039 0.95</text:p>
      <text:p text:style-name="P3"/>
      <text:p text:style-name="P3">5 - TH</text:p>
      <text:p text:style-name="P3">0233 5.15</text:p>
      <text:p text:style-name="P3">0859 0.92</text:p>
      <text:p text:style-name="P3">1452 5.21</text:p>
      <text:p text:style-name="P3">2119 0.91</text:p>
      <text:p text:style-name="P3"/>
      <text:p text:style-name="P3">6 - F</text:p>
      <text:p text:style-name="P3">0313 5.24</text:p>
      <text:p text:style-name="P3">0940 0.91</text:p>
      <text:p text:style-name="P3">1534 5.27</text:p>
      <text:p text:style-name="P3">2202 0.92</text:p>
      <text:p text:style-name="P3"/>
      <text:p text:style-name="P3">7 - SA</text:p>
      <text:p text:style-name="P3">0356 5.28</text:p>
      <text:p text:style-name="P3">1024 0.95</text:p>
      <text:p text:style-name="P3">1620 5.27</text:p>
      <text:p text:style-name="P3">2247 0.99</text:p>
      <text:p text:style-name="P3"/>
      <text:p text:style-name="P3">8 - SU</text:p>
      <text:p text:style-name="P3">0444 5.24</text:p>
      <text:p text:style-name="P3">1111 1.03</text:p>
      <text:p text:style-name="P3">1710 5.21</text:p>
      <text:p text:style-name="P3">2336 1.09</text:p>
      <text:p text:style-name="P3"/>
      <text:p text:style-name="P3">9 - M</text:p>
      <text:p text:style-name="P3">0537 5.16</text:p>
      <text:p text:style-name="P3">1203 1.15</text:p>
      <text:p text:style-name="P3">1805 5.11</text:p>
      <text:p text:style-name="P3"/>
      <text:p text:style-name="P3"/>
      <text:p text:style-name="P3">10 - TU</text:p>
      <text:p text:style-name="P3">0032 1.21</text:p>
      <text:p text:style-name="P3">0635 5.06</text:p>
      <text:p text:style-name="P3">1302 1.26</text:p>
      <text:p text:style-name="P3">1906 5.01</text:p>
      <text:p text:style-name="P3"/>
      <text:p text:style-name="P3">11 - W</text:p>
      <text:p text:style-name="P3">0134 1.30</text:p>
      <text:p text:style-name="P3">0739 4.98</text:p>
      <text:p text:style-name="P3">1408 1.32</text:p>
      <text:p text:style-name="P3">2012 4.96</text:p>
      <text:p text:style-name="P3"/>
      <text:p text:style-name="P3">12 - TH</text:p>
      <text:p text:style-name="P3">0243 1.32</text:p>
      <text:p text:style-name="P3">0847 4.97</text:p>
      <text:p text:style-name="P3">1517 1.30</text:p>
      <text:p text:style-name="P3">2121 5.00</text:p>
      <text:p text:style-name="P3"/>
      <text:p text:style-name="P3">13 - F</text:p>
      <text:p text:style-name="P3">0351 1.25</text:p>
      <text:p text:style-name="P3">0954 5.06</text:p>
      <text:p text:style-name="P3">1624 1.19</text:p>
      <text:p text:style-name="P3">2227 5.13</text:p>
      <text:p text:style-name="P3"/>
      <text:p text:style-name="P3">14 - SA</text:p>
      <text:p text:style-name="P3">0456 1.11</text:p>
      <text:p text:style-name="P3">1059 5.22</text:p>
      <text:p text:style-name="P3">1725 1.02</text:p>
      <text:p text:style-name="P3">2329 5.32</text:p>
      <text:p text:style-name="P3"/>
      <text:p text:style-name="P3">15 - SU</text:p>
      <text:p text:style-name="P3">0553 0.92</text:p>
      <text:p text:style-name="P3">1158 5.41</text:p>
      <text:p text:style-name="P3">1820 0.83</text:p>
      <text:p text:style-name="P3"/>
      <text:p text:style-name="P3"/>
      <text:p text:style-name="P3">16 - M</text:p>
      <text:p text:style-name="P3">0025 5.51</text:p>
      <text:p text:style-name="P3">0646 0.75</text:p>
      <text:p text:style-name="P3">1252 5.59</text:p>
      <text:p text:style-name="P3">1910 0.69</text:p>
      <text:p text:style-name="P3"/>
      <text:p text:style-name="P3">17 - TU</text:p>
      <text:p text:style-name="P3">0117 5.66</text:p>
      <text:p text:style-name="P3">0733 0.63</text:p>
      <text:p text:style-name="P3">1342 5.70</text:p>
      <text:p text:style-name="P3">1956 0.60</text:p>
      <text:p text:style-name="P3"/>
      <text:p text:style-name="P3">18 - W</text:p>
      <text:p text:style-name="P3">0207 5.73</text:p>
      <text:p text:style-name="P3">0817 0.58</text:p>
      <text:p text:style-name="P3">1431 5.73</text:p>
      <text:p text:style-name="P3">2039 0.59</text:p>
      <text:p text:style-name="P3"/>
      <text:p text:style-name="P3">19 - TH</text:p>
      <text:p text:style-name="P3">0254 5.71</text:p>
      <text:p text:style-name="P3">0859 0.61</text:p>
      <text:p text:style-name="P3">1517 5.67</text:p>
      <text:p text:style-name="P3">2120 0.66</text:p>
      <text:p text:style-name="P3"/>
      <text:p text:style-name="P3">20 - F</text:p>
      <text:p text:style-name="P3">0340 5.60</text:p>
      <text:p text:style-name="P3">0940 0.72</text:p>
      <text:p text:style-name="P3">1602 5.51</text:p>
      <text:p text:style-name="P3">2200 0.80</text:p>
      <text:p text:style-name="P3"/>
      <text:p text:style-name="P3">21 - SA</text:p>
      <text:p text:style-name="P3">0425 5.40</text:p>
      <text:p text:style-name="P3">1020 0.89</text:p>
      <text:p text:style-name="P3">1647 5.27</text:p>
      <text:p text:style-name="P3">2241 1.00</text:p>
      <text:p text:style-name="P3"/>
      <text:p text:style-name="P3">22 - SU</text:p>
      <text:p text:style-name="P3">0509 5.13</text:p>
      <text:p text:style-name="P3">1102 1.12</text:p>
      <text:p text:style-name="P3">1732 4.98</text:p>
      <text:p text:style-name="P3">2323 1.24</text:p>
      <text:p text:style-name="P3"/>
      <text:p text:style-name="P3">23 - M</text:p>
      <text:p text:style-name="P3">0555 4.82</text:p>
      <text:p text:style-name="P3">1145 1.37</text:p>
      <text:p text:style-name="P3">1818 4.67</text:p>
      <text:p text:style-name="P3"/>
      <text:p text:style-name="P3"/>
      <text:p text:style-name="P3">24 - TU</text:p>
      <text:p text:style-name="P3">0008 1.50</text:p>
      <text:p text:style-name="P3">0642 4.51</text:p>
      <text:p text:style-name="P3">1232 1.63</text:p>
      <text:p text:style-name="P3">1908 4.37</text:p>
      <text:p text:style-name="P3"/>
      <text:p text:style-name="P3">25 - W</text:p>
      <text:p text:style-name="P3">0058 1.75</text:p>
      <text:p text:style-name="P3">0735 4.25</text:p>
      <text:p text:style-name="P3">1326 1.86</text:p>
      <text:p text:style-name="P3">2004 4.14</text:p>
      <text:p text:style-name="P3"/>
      <text:p text:style-name="P3">26 - TH</text:p>
      <text:p text:style-name="P3">0155 1.95</text:p>
      <text:p text:style-name="P3">0836 4.06</text:p>
      <text:p text:style-name="P3">1426 2.01</text:p>
      <text:p text:style-name="P3">2109 4.01</text:p>
      <text:p text:style-name="P3"/>
      <text:p text:style-name="P3">27 - F</text:p>
      <text:p text:style-name="P3">0259 2.05</text:p>
      <text:p text:style-name="P3">0943 4.00</text:p>
      <text:p text:style-name="P3">1532 2.05</text:p>
      <text:p text:style-name="P3">2215 4.01</text:p>
      <text:p text:style-name="P3"/>
      <text:p text:style-name="P3">28 - SA</text:p>
      <text:p text:style-name="P3">0404 2.02</text:p>
      <text:p text:style-name="P3">1045 4.05</text:p>
      <text:p text:style-name="P3">1635 1.96</text:p>
      <text:p text:style-name="P3">2312 4.12</text:p>
      <text:p text:style-name="P3"/>
      <text:p text:style-name="P3">29 - SU</text:p>
      <text:p text:style-name="P3">0504 1.87</text:p>
      <text:p text:style-name="P3">1136 4.21</text:p>
      <text:p text:style-name="P3">1731 1.76</text:p>
      <text:p text:style-name="P3">2357 4.31</text:p>
      <text:p text:style-name="P3"/>
      <text:p text:style-name="P3">30 - M</text:p>
      <text:p text:style-name="P3">0556 1.64</text:p>
      <text:p text:style-name="P3">1216 4.43</text:p>
      <text:p text:style-name="P3">1820 1.51</text:p>
      <text:p text:style-name="P3"/>
      <text:p text:style-name="P3"/>
      <text:p text:style-name="P3">31 - TU</text:p>
      <text:p text:style-name="P3">0034 4.55</text:p>
      <text:p text:style-name="P3">0643 1.38</text:p>
      <text:p text:style-name="P3">1251 4.69</text:p>
      <text:p text:style-name="P3">1904 1.24</text:p>
      <text:p text:style-name="P3"/>
      <text:p text:style-name="P3">February</text:p>
      <text:p text:style-name="P3"/>
      <text:p text:style-name="P3"/>
      <text:p text:style-name="P3"/>
      <text:p text:style-name="P3"/>
      <text:p text:style-name="P3"/>
      <text:p text:style-name="P3">1 - W</text:p>
      <text:p text:style-name="P3">0108 4.83</text:p>
      <text:p text:style-name="P3">0725 1.11</text:p>
      <text:p text:style-name="P3">1326 4.97</text:p>
      <text:p text:style-name="P3">1946 0.99</text:p>
      <text:p text:style-name="P3"/>
      <text:p text:style-name="P3">2 - TH</text:p>
      <text:p text:style-name="P3">0144 5.11</text:p>
      <text:p text:style-name="P3">0806 0.88</text:p>
      <text:p text:style-name="P3">1402 5.25</text:p>
      <text:p text:style-name="P3">2026 0.78</text:p>
      <text:p text:style-name="P3"/>
      <text:p text:style-name="P3">3 - F</text:p>
      <text:p text:style-name="P3">0221 5.37</text:p>
      <text:p text:style-name="P3">0846 0.70</text:p>
      <text:p text:style-name="P3">1440 5.47</text:p>
      <text:p text:style-name="P3">2105 0.64</text:p>
      <text:p text:style-name="P3"/>
      <text:p text:style-name="P3">4 - SA</text:p>
      <text:p text:style-name="P3">0300 5.56</text:p>
      <text:p text:style-name="P3">0925 0.60</text:p>
      <text:p text:style-name="P3">1521 5.62</text:p>
      <text:p text:style-name="P3">2145 0.58</text:p>
      <text:p text:style-name="P3"/>
      <text:p text:style-name="P3">5 - SU</text:p>
      <text:p text:style-name="P3">0342 5.65</text:p>
      <text:p text:style-name="P3">1005 0.58</text:p>
      <text:p text:style-name="P3">1604 5.66</text:p>
      <text:p text:style-name="P3">2226 0.61</text:p>
      <text:p text:style-name="P3"/>
      <text:p text:style-name="P3">6 - M</text:p>
      <text:p text:style-name="P3">0426 5.64</text:p>
      <text:p text:style-name="P3">1047 0.66</text:p>
      <text:p text:style-name="P3">1650 5.60</text:p>
      <text:p text:style-name="P3">2309 0.73</text:p>
      <text:p text:style-name="P3"/>
      <text:p text:style-name="P3">7 - TU</text:p>
      <text:p text:style-name="P3">0514 5.53</text:p>
      <text:p text:style-name="P3">1133 0.82</text:p>
      <text:p text:style-name="P3">1740 5.44</text:p>
      <text:p text:style-name="P3">2357 0.93</text:p>
      <text:p text:style-name="P3"/>
      <text:p text:style-name="P3">8 - W</text:p>
      <text:p text:style-name="P3">0607 5.33</text:p>
      <text:p text:style-name="P3">1224 1.05</text:p>
      <text:p text:style-name="P3">1835 5.21</text:p>
      <text:p text:style-name="P3"/>
      <text:p text:style-name="P3"/>
      <text:p text:style-name="P3">9 - TH</text:p>
      <text:p text:style-name="P3">0053 1.17</text:p>
      <text:p text:style-name="P3">0706 5.10</text:p>
      <text:p text:style-name="P3">1325 1.28</text:p>
      <text:p text:style-name="P3">1939 4.99</text:p>
      <text:p text:style-name="P3"/>
      <text:p text:style-name="P3">10 - F</text:p>
      <text:p text:style-name="P3">0200 1.37</text:p>
      <text:p text:style-name="P3">0814 4.91</text:p>
      <text:p text:style-name="P3">1437 1.44</text:p>
      <text:p text:style-name="P3">2051 4.86</text:p>
      <text:p text:style-name="P3"/>
      <text:p text:style-name="P3">11 - SA</text:p>
      <text:p text:style-name="P3">0317 1.46</text:p>
      <text:p text:style-name="P3">0929 4.85</text:p>
      <text:p text:style-name="P3">1557 1.45</text:p>
      <text:p text:style-name="P3">2206 4.88</text:p>
      <text:p text:style-name="P3"/>
      <text:p text:style-name="P3">12 - SU</text:p>
      <text:p text:style-name="P3">0435 1.38</text:p>
      <text:p text:style-name="P3">1042 4.96</text:p>
      <text:p text:style-name="P3">1710 1.29</text:p>
      <text:p text:style-name="P3">2316 5.06</text:p>
      <text:p text:style-name="P3"/>
      <text:p text:style-name="P3">13 - M</text:p>
      <text:p text:style-name="P3">0542 1.18</text:p>
      <text:p text:style-name="P3">1147 5.18</text:p>
      <text:p text:style-name="P3">1812 1.06</text:p>
      <text:p text:style-name="P3"/>
      <text:p text:style-name="P3"/>
      <text:p text:style-name="P3">14 - TU</text:p>
      <text:p text:style-name="P3">0017 5.30</text:p>
      <text:p text:style-name="P3">0638 0.94</text:p>
      <text:p text:style-name="P3">1244 5.43</text:p>
      <text:p text:style-name="P3">1903 0.83</text:p>
      <text:p text:style-name="P3"/>
      <text:p text:style-name="P3">15 - W</text:p>
      <text:p text:style-name="P3">0110 5.54</text:p>
      <text:p text:style-name="P3">0725 0.73</text:p>
      <text:p text:style-name="P3">1334 5.63</text:p>
      <text:p text:style-name="P3">1947 0.65</text:p>
      <text:p text:style-name="P3"/>
      <text:p text:style-name="P3">16 - TH</text:p>
      <text:p text:style-name="P3">0158 5.70</text:p>
      <text:p text:style-name="P3">0807 0.60</text:p>
      <text:p text:style-name="P3">1420 5.74</text:p>
      <text:p text:style-name="P3">2026 0.57</text:p>
      <text:p text:style-name="P3"/>
      <text:p text:style-name="P3">17 - F</text:p>
      <text:p text:style-name="P3">0242 5.75</text:p>
      <text:p text:style-name="P3">0845 0.56</text:p>
      <text:p text:style-name="P3">1502 5.73</text:p>
      <text:p text:style-name="P3">2103 0.57</text:p>
      <text:p text:style-name="P3"/>
      <text:p text:style-name="P3">18 - SA</text:p>
      <text:p text:style-name="P3">0323 5.68</text:p>
      <text:p text:style-name="P3">0920 0.61</text:p>
      <text:p text:style-name="P3">1542 5.60</text:p>
      <text:p text:style-name="P3">2138 0.66</text:p>
      <text:p text:style-name="P3"/>
      <text:p text:style-name="P3">19 - SU</text:p>
      <text:p text:style-name="P3">0401 5.50</text:p>
      <text:p text:style-name="P3">0955 0.74</text:p>
      <text:p text:style-name="P3">1620 5.37</text:p>
      <text:p text:style-name="P3">2212 0.84</text:p>
      <text:p text:style-name="P3"/>
      <text:p text:style-name="P3">20 - M</text:p>
      <text:p text:style-name="P3">0438 5.23</text:p>
      <text:p text:style-name="P3">1030 0.95</text:p>
      <text:p text:style-name="P3">1655 5.07</text:p>
      <text:p text:style-name="P3">2248 1.08</text:p>
      <text:p text:style-name="P3"/>
      <text:p text:style-name="P3">21 - TU</text:p>
      <text:p text:style-name="P3">0511 4.91</text:p>
      <text:p text:style-name="P3">1107 1.21</text:p>
      <text:p text:style-name="P3">1728 4.74</text:p>
      <text:p text:style-name="P3">2326 1.36</text:p>
      <text:p text:style-name="P3"/>
      <text:p text:style-name="P3">22 - W</text:p>
      <text:p text:style-name="P3">0543 4.57</text:p>
      <text:p text:style-name="P3">1146 1.51</text:p>
      <text:p text:style-name="P3">1759 4.41</text:p>
      <text:p text:style-name="P3"/>
      <text:p text:style-name="P3"/>
      <text:p text:style-name="P3">23 - TH</text:p>
      <text:p text:style-name="P3">0008 1.67</text:p>
      <text:p text:style-name="P3">0616 4.26</text:p>
      <text:p text:style-name="P3">1231 1.82</text:p>
      <text:p text:style-name="P3">1835 4.12</text:p>
      <text:p text:style-name="P3"/>
      <text:p text:style-name="P3">24 - F</text:p>
      <text:p text:style-name="P3">0058 1.96</text:p>
      <text:p text:style-name="P3">0657 3.99</text:p>
      <text:p text:style-name="P3">1328 2.08</text:p>
      <text:p text:style-name="P3">1926 3.88</text:p>
      <text:p text:style-name="P3"/>
      <text:p text:style-name="P3">25 - SA</text:p>
      <text:p text:style-name="P3">0202 2.17</text:p>
      <text:p text:style-name="P3">0803 3.80</text:p>
      <text:p text:style-name="P3">1440 2.23</text:p>
      <text:p text:style-name="P3">2051 3.77</text:p>
      <text:p text:style-name="P3"/>
      <text:p text:style-name="P3">26 - SU</text:p>
      <text:p text:style-name="P3">0320 2.23</text:p>
      <text:p text:style-name="P3">0943 3.80</text:p>
      <text:p text:style-name="P3">1600 2.17</text:p>
      <text:p text:style-name="P3">2228 3.88</text:p>
      <text:p text:style-name="P3"/>
      <text:p text:style-name="P3">27 - M</text:p>
      <text:p text:style-name="P3">0436 2.06</text:p>
      <text:p text:style-name="P3">1102 4.01</text:p>
      <text:p text:style-name="P3">1709 1.92</text:p>
      <text:p text:style-name="P3">2329 4.16</text:p>
      <text:p text:style-name="P3"/>
      <text:p text:style-name="P3">28 - TU</text:p>
      <text:p text:style-name="P3">0537 1.75</text:p>
      <text:p text:style-name="P3">1152 4.34</text:p>
      <text:p text:style-name="P3">1803 1.57</text:p>
      <text:p text:style-name="P3">2312 4.12</text:p>
      <text:p text:style-name="P3"/>
      <text:p text:style-name="P3">29 - SU</text:p>
      <text:p text:style-name="P3">0504 1.87</text:p>
      <text:p text:style-name="P3">1136 4.21</text:p>
      <text:p text:style-name="P3">1731 1.76</text:p>
      <text:p text:style-name="P3">2357 4.31</text:p>
      <text:p text:style-name="P3"/>
      <text:p text:style-name="P3">30 - M</text:p>
      <text:p text:style-name="P3">0556 1.64</text:p>
      <text:p text:style-name="P3">1216 4.43</text:p>
      <text:p text:style-name="P3">1820 1.51</text:p>
      <text:p text:style-name="P3"/>
      <text:p text:style-name="P3"/>
      <text:p text:style-name="P3">31 - TU</text:p>
      <text:p text:style-name="P3">0034 4.55</text:p>
      <text:p text:style-name="P3">0643 1.38</text:p>
      <text:p text:style-name="P3">1251 4.69</text:p>
      <text:p text:style-name="P3">1904 1.24</text:p>
      <text:p text:style-name="P3"/>
      <text:p text:style-name="P3">March</text:p>
      <text:p text:style-name="P3"/>
      <text:p text:style-name="P3"/>
      <text:p text:style-name="P3"/>
      <text:p text:style-name="P3"/>
      <text:p text:style-name="P3"/>
      <text:p text:style-name="P3">1 - W</text:p>
      <text:p text:style-name="P3">0012 4.53</text:p>
      <text:p text:style-name="P3">0626 1.38</text:p>
      <text:p text:style-name="P3">1231 4.73</text:p>
      <text:p text:style-name="P3">1848 1.18</text:p>
      <text:p text:style-name="P3"/>
      <text:p text:style-name="P3">2 - TH</text:p>
      <text:p text:style-name="P3">0050 4.93</text:p>
      <text:p text:style-name="P3">0709 1.00</text:p>
      <text:p text:style-name="P3">1308 5.13</text:p>
      <text:p text:style-name="P3">1930 0.83</text:p>
      <text:p text:style-name="P3"/>
      <text:p text:style-name="P3">3 - F</text:p>
      <text:p text:style-name="P3">0126 5.32</text:p>
      <text:p text:style-name="P3">0749 0.67</text:p>
      <text:p text:style-name="P3">1345 5.49</text:p>
      <text:p text:style-name="P3">2008 0.54</text:p>
      <text:p text:style-name="P3"/>
      <text:p text:style-name="P3">4 - SA</text:p>
      <text:p text:style-name="P3">0204 5.65</text:p>
      <text:p text:style-name="P3">0827 0.43</text:p>
      <text:p text:style-name="P3">1423 5.78</text:p>
      <text:p text:style-name="P3">2046 0.35</text:p>
      <text:p text:style-name="P3"/>
      <text:p text:style-name="P3">5 - SU</text:p>
      <text:p text:style-name="P3">0242 5.88</text:p>
      <text:p text:style-name="P3">0904 0.29</text:p>
      <text:p text:style-name="P3">1502 5.95</text:p>
      <text:p text:style-name="P3">2123 0.27</text:p>
      <text:p text:style-name="P3"/>
      <text:p text:style-name="P3">6 - M</text:p>
      <text:p text:style-name="P3">0323 5.99</text:p>
      <text:p text:style-name="P3">0942 0.28</text:p>
      <text:p text:style-name="P3">1543 5.98</text:p>
      <text:p text:style-name="P3">2201 0.33</text:p>
      <text:p text:style-name="P3"/>
      <text:p text:style-name="P3">7 - TU</text:p>
      <text:p text:style-name="P3">0405 5.94</text:p>
      <text:p text:style-name="P3">1021 0.40</text:p>
      <text:p text:style-name="P3">1627 5.86</text:p>
      <text:p text:style-name="P3">2241 0.50</text:p>
      <text:p text:style-name="P3"/>
      <text:p text:style-name="P3">8 - W</text:p>
      <text:p text:style-name="P3">0450 5.75</text:p>
      <text:p text:style-name="P3">1103 0.63</text:p>
      <text:p text:style-name="P3">1714 5.61</text:p>
      <text:p text:style-name="P3">2325 0.79</text:p>
      <text:p text:style-name="P3"/>
      <text:p text:style-name="P3">9 - TH</text:p>
      <text:p text:style-name="P3">0540 5.45</text:p>
      <text:p text:style-name="P3">1150 0.96</text:p>
      <text:p text:style-name="P3">1808 5.27</text:p>
      <text:p text:style-name="P3"/>
      <text:p text:style-name="P3"/>
      <text:p text:style-name="P3">10 - F</text:p>
      <text:p text:style-name="P3">0017 1.14</text:p>
      <text:p text:style-name="P3">0638 5.08</text:p>
      <text:p text:style-name="P3">1248 1.32</text:p>
      <text:p text:style-name="P3">1911 4.91</text:p>
      <text:p text:style-name="P3"/>
      <text:p text:style-name="P3">11 - SA</text:p>
      <text:p text:style-name="P3">0124 1.48</text:p>
      <text:p text:style-name="P3">0748 4.77</text:p>
      <text:p text:style-name="P3">1405 1.60</text:p>
      <text:p text:style-name="P3">2028 4.67</text:p>
      <text:p text:style-name="P3"/>
      <text:p text:style-name="P3">12 - SU</text:p>
      <text:p text:style-name="P3">0251 1.67</text:p>
      <text:p text:style-name="P3">0910 4.64</text:p>
      <text:p text:style-name="P3">1538 1.66</text:p>
      <text:p text:style-name="P3">2152 4.68</text:p>
      <text:p text:style-name="P3"/>
      <text:p text:style-name="P3">13 - M</text:p>
      <text:p text:style-name="P3">0422 1.59</text:p>
      <text:p text:style-name="P3">1031 4.77</text:p>
      <text:p text:style-name="P3">1701 1.47</text:p>
      <text:p text:style-name="P3">2307 4.90</text:p>
      <text:p text:style-name="P3"/>
      <text:p text:style-name="P3">14 - TU</text:p>
      <text:p text:style-name="P3">0534 1.32</text:p>
      <text:p text:style-name="P3">1139 5.05</text:p>
      <text:p text:style-name="P3">1803 1.17</text:p>
      <text:p text:style-name="P3"/>
      <text:p text:style-name="P3"/>
      <text:p text:style-name="P3">15 - W</text:p>
      <text:p text:style-name="P3">0008 5.21</text:p>
      <text:p text:style-name="P3">0628 1.02</text:p>
      <text:p text:style-name="P3">1234 5.36</text:p>
      <text:p text:style-name="P3">1851 0.88</text:p>
      <text:p text:style-name="P3"/>
      <text:p text:style-name="P3">16 - TH</text:p>
      <text:p text:style-name="P3">0058 5.50</text:p>
      <text:p text:style-name="P3">0711 0.76</text:p>
      <text:p text:style-name="P3">1321 5.61</text:p>
      <text:p text:style-name="P3">1931 0.67</text:p>
      <text:p text:style-name="P3"/>
      <text:p text:style-name="P3">17 - F</text:p>
      <text:p text:style-name="P3">0143 5.69</text:p>
      <text:p text:style-name="P3">0748 0.60</text:p>
      <text:p text:style-name="P3">1403 5.74</text:p>
      <text:p text:style-name="P3">2006 0.55</text:p>
      <text:p text:style-name="P3"/>
      <text:p text:style-name="P3">18 - SA</text:p>
      <text:p text:style-name="P3">0222 5.75</text:p>
      <text:p text:style-name="P3">0822 0.53</text:p>
      <text:p text:style-name="P3">1441 5.73</text:p>
      <text:p text:style-name="P3">2038 0.53</text:p>
      <text:p text:style-name="P3"/>
      <text:p text:style-name="P3">19 - SU</text:p>
      <text:p text:style-name="P3">0259 5.68</text:p>
      <text:p text:style-name="P3">0854 0.56</text:p>
      <text:p text:style-name="P3">1516 5.60</text:p>
      <text:p text:style-name="P3">2109 0.61</text:p>
      <text:p text:style-name="P3"/>
      <text:p text:style-name="P3">20 - M</text:p>
      <text:p text:style-name="P3">0332 5.50</text:p>
      <text:p text:style-name="P3">0925 0.68</text:p>
      <text:p text:style-name="P3">1547 5.38</text:p>
      <text:p text:style-name="P3">2141 0.76</text:p>
      <text:p text:style-name="P3"/>
      <text:p text:style-name="P3">21 - TU</text:p>
      <text:p text:style-name="P3">0401 5.24</text:p>
      <text:p text:style-name="P3">0957 0.87</text:p>
      <text:p text:style-name="P3">1614 5.09</text:p>
      <text:p text:style-name="P3">2213 0.99</text:p>
      <text:p text:style-name="P3"/>
      <text:p text:style-name="P3">22 - W</text:p>
      <text:p text:style-name="P3">0426 4.95</text:p>
      <text:p text:style-name="P3">1030 1.13</text:p>
      <text:p text:style-name="P3">1638 4.80</text:p>
      <text:p text:style-name="P3">2247 1.28</text:p>
      <text:p text:style-name="P3"/>
      <text:p text:style-name="P3">23 - TH</text:p>
      <text:p text:style-name="P3">0449 4.65</text:p>
      <text:p text:style-name="P3">1106 1.44</text:p>
      <text:p text:style-name="P3">1701 4.51</text:p>
      <text:p text:style-name="P3">2325 1.60</text:p>
      <text:p text:style-name="P3"/>
      <text:p text:style-name="P3">24 - F</text:p>
      <text:p text:style-name="P3">0515 4.37</text:p>
      <text:p text:style-name="P3">1147 1.77</text:p>
      <text:p text:style-name="P3">1732 4.23</text:p>
      <text:p text:style-name="P3"/>
      <text:p text:style-name="P3"/>
      <text:p text:style-name="P3">25 - SA</text:p>
      <text:p text:style-name="P3">0011 1.93</text:p>
      <text:p text:style-name="P3">0552 4.10</text:p>
      <text:p text:style-name="P3">1240 2.08</text:p>
      <text:p text:style-name="P3">1818 3.97</text:p>
      <text:p text:style-name="P3"/>
      <text:p text:style-name="P3">26 - SU</text:p>
      <text:p text:style-name="P3">0115 2.20</text:p>
      <text:p text:style-name="P3">0652 3.86</text:p>
      <text:p text:style-name="P3">1357 2.28</text:p>
      <text:p text:style-name="P3">1937 3.78</text:p>
      <text:p text:style-name="P3"/>
      <text:p text:style-name="P3">27 - M</text:p>
      <text:p text:style-name="P3">0244 2.29</text:p>
      <text:p text:style-name="P3">0835 3.76</text:p>
      <text:p text:style-name="P3">1530 2.23</text:p>
      <text:p text:style-name="P3">2135 3.84</text:p>
      <text:p text:style-name="P3"/>
      <text:p text:style-name="P3">28 - TU</text:p>
      <text:p text:style-name="P3">0410 2.10</text:p>
      <text:p text:style-name="P3">1021 3.99</text:p>
      <text:p text:style-name="P3">1645 1.92</text:p>
      <text:p text:style-name="P3">2255 4.18</text:p>
      <text:p text:style-name="P3"/>
      <text:p text:style-name="P3">29 - W</text:p>
      <text:p text:style-name="P3">0515 1.72</text:p>
      <text:p text:style-name="P3">1121 4.40</text:p>
      <text:p text:style-name="P3">1741 1.49</text:p>
      <text:p text:style-name="P3">2344 4.63</text:p>
      <text:p text:style-name="P3"/>
      <text:p text:style-name="P3">30 - TH</text:p>
      <text:p text:style-name="P3">0605 1.27</text:p>
      <text:p text:style-name="P3">1205 4.87</text:p>
      <text:p text:style-name="P3">1827 1.05</text:p>
      <text:p text:style-name="P3"/>
      <text:p text:style-name="P3"/>
      <text:p text:style-name="P3">31 - F</text:p>
      <text:p text:style-name="P3">0025 5.10</text:p>
      <text:p text:style-name="P3">0647 0.84</text:p>
      <text:p text:style-name="P3">1244 5.33</text:p>
      <text:p text:style-name="P3">1907 0.65</text:p>
      <text:p text:style-name="P3"/>
      <text:p text:style-name="P3">April</text:p>
      <text:p text:style-name="P3"/>
      <text:p text:style-name="P3"/>
      <text:p text:style-name="P3"/>
      <text:p text:style-name="P3"/>
      <text:p text:style-name="P3"/>
      <text:p text:style-name="P3">1 - SA</text:p>
      <text:p text:style-name="P3">0103 5.54</text:p>
      <text:p text:style-name="P3">0727 0.49</text:p>
      <text:p text:style-name="P3">1322 5.72</text:p>
      <text:p text:style-name="P3">1945 0.35</text:p>
      <text:p text:style-name="P3"/>
      <text:p text:style-name="P3">2 - SU</text:p>
      <text:p text:style-name="P3">0142 5.88</text:p>
      <text:p text:style-name="P3">0804 0.24</text:p>
      <text:p text:style-name="P3">1401 6.01</text:p>
      <text:p text:style-name="P3">2022 0.16</text:p>
      <text:p text:style-name="P3"/>
      <text:p text:style-name="P3">3 - M</text:p>
      <text:p text:style-name="P3">0221 6.11</text:p>
      <text:p text:style-name="P3">0840 0.12</text:p>
      <text:p text:style-name="P3">1441 6.16</text:p>
      <text:p text:style-name="P3">2059 0.11</text:p>
      <text:p text:style-name="P3"/>
      <text:p text:style-name="P3">4 - TU</text:p>
      <text:p text:style-name="P3">0301 6.17</text:p>
      <text:p text:style-name="P3">0917 0.14</text:p>
      <text:p text:style-name="P3">1522 6.14</text:p>
      <text:p text:style-name="P3">2136 0.21</text:p>
      <text:p text:style-name="P3"/>
      <text:p text:style-name="P3">5 - W</text:p>
      <text:p text:style-name="P3">0343 6.06</text:p>
      <text:p text:style-name="P3">0955 0.31</text:p>
      <text:p text:style-name="P3">1605 5.95</text:p>
      <text:p text:style-name="P3">2215 0.44</text:p>
      <text:p text:style-name="P3"/>
      <text:p text:style-name="P3">6 - TH</text:p>
      <text:p text:style-name="P3">0428 5.80</text:p>
      <text:p text:style-name="P3">1037 0.60</text:p>
      <text:p text:style-name="P3">1652 5.62</text:p>
      <text:p text:style-name="P3">2259 0.79</text:p>
      <text:p text:style-name="P3"/>
      <text:p text:style-name="P3">7 - F</text:p>
      <text:p text:style-name="P3">0518 5.42</text:p>
      <text:p text:style-name="P3">1124 0.99</text:p>
      <text:p text:style-name="P3">1746 5.21</text:p>
      <text:p text:style-name="P3">2351 1.20</text:p>
      <text:p text:style-name="P3"/>
      <text:p text:style-name="P3">8 - SA</text:p>
      <text:p text:style-name="P3">0617 5.00</text:p>
      <text:p text:style-name="P3">1222 1.40</text:p>
      <text:p text:style-name="P3">1852 4.80</text:p>
      <text:p text:style-name="P3"/>
      <text:p text:style-name="P3"/>
      <text:p text:style-name="P3">9 - SU</text:p>
      <text:p text:style-name="P3">0059 1.58</text:p>
      <text:p text:style-name="P3">0730 4.65</text:p>
      <text:p text:style-name="P3">1342 1.72</text:p>
      <text:p text:style-name="P3">2013 4.55</text:p>
      <text:p text:style-name="P3"/>
      <text:p text:style-name="P3">10 - M</text:p>
      <text:p text:style-name="P3">0232 1.79</text:p>
      <text:p text:style-name="P3">0857 4.53</text:p>
      <text:p text:style-name="P3">1523 1.77</text:p>
      <text:p text:style-name="P3">2139 4.58</text:p>
      <text:p text:style-name="P3"/>
      <text:p text:style-name="P3">11 - TU</text:p>
      <text:p text:style-name="P3">0408 1.68</text:p>
      <text:p text:style-name="P3">1018 4.69</text:p>
      <text:p text:style-name="P3">1646 1.55</text:p>
      <text:p text:style-name="P3">2253 4.84</text:p>
      <text:p text:style-name="P3"/>
      <text:p text:style-name="P3">12 - W</text:p>
      <text:p text:style-name="P3">0518 1.39</text:p>
      <text:p text:style-name="P3">1124 5.00</text:p>
      <text:p text:style-name="P3">1744 1.23</text:p>
      <text:p text:style-name="P3">2351 5.16</text:p>
      <text:p text:style-name="P3"/>
      <text:p text:style-name="P3">13 - TH</text:p>
      <text:p text:style-name="P3">0608 1.09</text:p>
      <text:p text:style-name="P3">1216 5.30</text:p>
      <text:p text:style-name="P3">1829 0.95</text:p>
      <text:p text:style-name="P3"/>
      <text:p text:style-name="P3"/>
      <text:p text:style-name="P3">14 - F</text:p>
      <text:p text:style-name="P3">0039 5.43</text:p>
      <text:p text:style-name="P3">0648 0.84</text:p>
      <text:p text:style-name="P3">1301 5.52</text:p>
      <text:p text:style-name="P3">1905 0.75</text:p>
      <text:p text:style-name="P3"/>
      <text:p text:style-name="P3">15 - SA</text:p>
      <text:p text:style-name="P3">0121 5.59</text:p>
      <text:p text:style-name="P3">0722 0.68</text:p>
      <text:p text:style-name="P3">1340 5.62</text:p>
      <text:p text:style-name="P3">1938 0.64</text:p>
      <text:p text:style-name="P3"/>
      <text:p text:style-name="P3">16 - SU</text:p>
      <text:p text:style-name="P3">0158 5.63</text:p>
      <text:p text:style-name="P3">0753 0.61</text:p>
      <text:p text:style-name="P3">1415 5.60</text:p>
      <text:p text:style-name="P3">2008 0.61</text:p>
      <text:p text:style-name="P3"/>
      <text:p text:style-name="P3">17 - M</text:p>
      <text:p text:style-name="P3">0231 5.55</text:p>
      <text:p text:style-name="P3">0824 0.63</text:p>
      <text:p text:style-name="P3">1446 5.47</text:p>
      <text:p text:style-name="P3">2039 0.67</text:p>
      <text:p text:style-name="P3"/>
      <text:p text:style-name="P3">18 - TU</text:p>
      <text:p text:style-name="P3">0300 5.38</text:p>
      <text:p text:style-name="P3">0854 0.73</text:p>
      <text:p text:style-name="P3">1513 5.28</text:p>
      <text:p text:style-name="P3">2110 0.80</text:p>
      <text:p text:style-name="P3"/>
      <text:p text:style-name="P3">19 - W</text:p>
      <text:p text:style-name="P3">0324 5.17</text:p>
      <text:p text:style-name="P3">0925 0.89</text:p>
      <text:p text:style-name="P3">1535 5.05</text:p>
      <text:p text:style-name="P3">2142 1.00</text:p>
      <text:p text:style-name="P3"/>
      <text:p text:style-name="P3">20 - TH</text:p>
      <text:p text:style-name="P3">0346 4.94</text:p>
      <text:p text:style-name="P3">0958 1.12</text:p>
      <text:p text:style-name="P3">1557 4.83</text:p>
      <text:p text:style-name="P3">2216 1.26</text:p>
      <text:p text:style-name="P3"/>
      <text:p text:style-name="P3">21 - F</text:p>
      <text:p text:style-name="P3">0409 4.72</text:p>
      <text:p text:style-name="P3">1034 1.40</text:p>
      <text:p text:style-name="P3">1623 4.61</text:p>
      <text:p text:style-name="P3">2254 1.55</text:p>
      <text:p text:style-name="P3"/>
      <text:p text:style-name="P3">22 - SA</text:p>
      <text:p text:style-name="P3">0439 4.49</text:p>
      <text:p text:style-name="P3">1115 1.70</text:p>
      <text:p text:style-name="P3">1659 4.37</text:p>
      <text:p text:style-name="P3">2340 1.85</text:p>
      <text:p text:style-name="P3"/>
      <text:p text:style-name="P3">23 - SU</text:p>
      <text:p text:style-name="P3">0522 4.24</text:p>
      <text:p text:style-name="P3">1209 1.99</text:p>
      <text:p text:style-name="P3">1750 4.12</text:p>
      <text:p text:style-name="P3"/>
      <text:p text:style-name="P3"/>
      <text:p text:style-name="P3">24 - M</text:p>
      <text:p text:style-name="P3">0045 2.10</text:p>
      <text:p text:style-name="P3">0625 4.01</text:p>
      <text:p text:style-name="P3">1327 2.17</text:p>
      <text:p text:style-name="P3">1907 3.94</text:p>
      <text:p text:style-name="P3"/>
      <text:p text:style-name="P3">25 - TU</text:p>
      <text:p text:style-name="P3">0213 2.18</text:p>
      <text:p text:style-name="P3">0757 3.93</text:p>
      <text:p text:style-name="P3">1458 2.11</text:p>
      <text:p text:style-name="P3">2049 4.00</text:p>
      <text:p text:style-name="P3"/>
      <text:p text:style-name="P3">26 - W</text:p>
      <text:p text:style-name="P3">0339 1.98</text:p>
      <text:p text:style-name="P3">0935 4.14</text:p>
      <text:p text:style-name="P3">1614 1.80</text:p>
      <text:p text:style-name="P3">2211 4.33</text:p>
      <text:p text:style-name="P3"/>
      <text:p text:style-name="P3">27 - TH</text:p>
      <text:p text:style-name="P3">0444 1.60</text:p>
      <text:p text:style-name="P3">1042 4.55</text:p>
      <text:p text:style-name="P3">1711 1.38</text:p>
      <text:p text:style-name="P3">2308 4.78</text:p>
      <text:p text:style-name="P3"/>
      <text:p text:style-name="P3">28 - F</text:p>
      <text:p text:style-name="P3">0536 1.16</text:p>
      <text:p text:style-name="P3">1132 5.02</text:p>
      <text:p text:style-name="P3">1758 0.94</text:p>
      <text:p text:style-name="P3">2354 5.25</text:p>
      <text:p text:style-name="P3"/>
      <text:p text:style-name="P3">29 - SA</text:p>
      <text:p text:style-name="P3">0620 0.74</text:p>
      <text:p text:style-name="P3">1215 5.47</text:p>
      <text:p text:style-name="P3">1840 0.57</text:p>
      <text:p text:style-name="P3"/>
      <text:p text:style-name="P3"/>
      <text:p text:style-name="P3">30 - SU</text:p>
      <text:p text:style-name="P3">0036 5.67</text:p>
      <text:p text:style-name="P3">0700 0.41</text:p>
      <text:p text:style-name="P3">1257 5.84</text:p>
      <text:p text:style-name="P3">1920 0.29</text:p>
      <text:p text:style-name="P3"/>
      <text:p text:style-name="P3">31 - F</text:p>
      <text:p text:style-name="P3">0025 5.10</text:p>
      <text:p text:style-name="P3">0647 0.84</text:p>
      <text:p text:style-name="P3">1244 5.33</text:p>
      <text:p text:style-name="P3">1907 0.65</text:p>
      <text:p text:style-name="P3"/>
      <text:p text:style-name="P3"><text:soft-page-break/>May</text:p>
      <text:p text:style-name="P3"/>
      <text:p text:style-name="P3"/>
      <text:p text:style-name="P3"/>
      <text:p text:style-name="P3"/>
      <text:p text:style-name="P3"/>
      <text:p text:style-name="P3">1 - M</text:p>
      <text:p text:style-name="P3">0117 5.98</text:p>
      <text:p text:style-name="P3">0739 0.20</text:p>
      <text:p text:style-name="P3">1338 6.08</text:p>
      <text:p text:style-name="P3">1958 0.14</text:p>
      <text:p text:style-name="P3"/>
      <text:p text:style-name="P3">2 - TU</text:p>
      <text:p text:style-name="P3">0159 6.15</text:p>
      <text:p text:style-name="P3">0817 0.12</text:p>
      <text:p text:style-name="P3">1419 6.18</text:p>
      <text:p text:style-name="P3">2036 0.13</text:p>
      <text:p text:style-name="P3"/>
      <text:p text:style-name="P3">3 - W</text:p>
      <text:p text:style-name="P3">0241 6.16</text:p>
      <text:p text:style-name="P3">0855 0.18</text:p>
      <text:p text:style-name="P3">1502 6.10</text:p>
      <text:p text:style-name="P3">2114 0.26</text:p>
      <text:p text:style-name="P3"/>
      <text:p text:style-name="P3">4 - TH</text:p>
      <text:p text:style-name="P3">0324 6.01</text:p>
      <text:p text:style-name="P3">0935 0.37</text:p>
      <text:p text:style-name="P3">1547 5.88</text:p>
      <text:p text:style-name="P3">2155 0.51</text:p>
      <text:p text:style-name="P3"/>
      <text:p text:style-name="P3">5 - F</text:p>
      <text:p text:style-name="P3">0411 5.72</text:p>
      <text:p text:style-name="P3">1017 0.68</text:p>
      <text:p text:style-name="P3">1636 5.54</text:p>
      <text:p text:style-name="P3">2241 0.86</text:p>
      <text:p text:style-name="P3"/>
      <text:p text:style-name="P3">6 - SA</text:p>
      <text:p text:style-name="P3">0503 5.34</text:p>
      <text:p text:style-name="P3">1106 1.05</text:p>
      <text:p text:style-name="P3">1732 5.13</text:p>
      <text:p text:style-name="P3">2334 1.25</text:p>
      <text:p text:style-name="P3"/>
      <text:p text:style-name="P3">7 - SU</text:p>
      <text:p text:style-name="P3">0603 4.94</text:p>
      <text:p text:style-name="P3">1206 1.44</text:p>
      <text:p text:style-name="P3">1838 4.76</text:p>
      <text:p text:style-name="P3"/>
      <text:p text:style-name="P3"/>
      <text:p text:style-name="P3">8 - M</text:p>
      <text:p text:style-name="P3">0043 1.60</text:p>
      <text:p text:style-name="P3">0717 4.63</text:p>
      <text:p text:style-name="P3">1324 1.72</text:p>
      <text:p text:style-name="P3">1958 4.55</text:p>
      <text:p text:style-name="P3"/>
      <text:p text:style-name="P3">9 - TU</text:p>
      <text:p text:style-name="P3">0210 1.78</text:p>
      <text:p text:style-name="P3">0839 4.54</text:p>
      <text:p text:style-name="P3">1457 1.77</text:p>
      <text:p text:style-name="P3">2119 4.58</text:p>
      <text:p text:style-name="P3"/>
      <text:p text:style-name="P3">10 - W</text:p>
      <text:p text:style-name="P3">0339 1.70</text:p>
      <text:p text:style-name="P3">0956 4.66</text:p>
      <text:p text:style-name="P3">1616 1.60</text:p>
      <text:p text:style-name="P3">2229 4.78</text:p>
      <text:p text:style-name="P3"/>
      <text:p text:style-name="P3">11 - TH</text:p>
      <text:p text:style-name="P3">0446 1.48</text:p>
      <text:p text:style-name="P3">1059 4.90</text:p>
      <text:p text:style-name="P3">1713 1.36</text:p>
      <text:p text:style-name="P3">2326 5.02</text:p>
      <text:p text:style-name="P3"/>
      <text:p text:style-name="P3">12 - F</text:p>
      <text:p text:style-name="P3">0536 1.24</text:p>
      <text:p text:style-name="P3">1151 5.13</text:p>
      <text:p text:style-name="P3">1757 1.13</text:p>
      <text:p text:style-name="P3"/>
      <text:p text:style-name="P3"/>
      <text:p text:style-name="P3">13 - SA</text:p>
      <text:p text:style-name="P3">0013 5.22</text:p>
      <text:p text:style-name="P3">0616 1.04</text:p>
      <text:p text:style-name="P3">1234 5.29</text:p>
      <text:p text:style-name="P3">1833 0.96</text:p>
      <text:p text:style-name="P3"/>
      <text:p text:style-name="P3">14 - SU</text:p>
      <text:p text:style-name="P3">0054 5.34</text:p>
      <text:p text:style-name="P3">0650 0.90</text:p>
      <text:p text:style-name="P3">1313 5.35</text:p>
      <text:p text:style-name="P3">1906 0.86</text:p>
      <text:p text:style-name="P3"/>
      <text:p text:style-name="P3">15 - M</text:p>
      <text:p text:style-name="P3">0130 5.35</text:p>
      <text:p text:style-name="P3">0722 0.83</text:p>
      <text:p text:style-name="P3">1346 5.33</text:p>
      <text:p text:style-name="P3">1938 0.82</text:p>
      <text:p text:style-name="P3"/>
      <text:p text:style-name="P3">16 - TU</text:p>
      <text:p text:style-name="P3">0201 5.29</text:p>
      <text:p text:style-name="P3">0754 0.82</text:p>
      <text:p text:style-name="P3">1415 5.24</text:p>
      <text:p text:style-name="P3">2010 0.84</text:p>
      <text:p text:style-name="P3"/>
      <text:p text:style-name="P3">17 - W</text:p>
      <text:p text:style-name="P3">0228 5.17</text:p>
      <text:p text:style-name="P3">0826 0.88</text:p>
      <text:p text:style-name="P3">1440 5.11</text:p>
      <text:p text:style-name="P3">2042 0.93</text:p>
      <text:p text:style-name="P3"/>
      <text:p text:style-name="P3">18 - TH</text:p>
      <text:p text:style-name="P3">0251 5.05</text:p>
      <text:p text:style-name="P3">0859 0.99</text:p>
      <text:p text:style-name="P3">1503 4.98</text:p>
      <text:p text:style-name="P3">2116 1.06</text:p>
      <text:p text:style-name="P3"/>
      <text:p text:style-name="P3">19 - F</text:p>
      <text:p text:style-name="P3">0315 4.92</text:p>
      <text:p text:style-name="P3">0934 1.15</text:p>
      <text:p text:style-name="P3">1529 4.85</text:p>
      <text:p text:style-name="P3">2153 1.25</text:p>
      <text:p text:style-name="P3"/>
      <text:p text:style-name="P3">20 - SA</text:p>
      <text:p text:style-name="P3">0344 4.78</text:p>
      <text:p text:style-name="P3">1012 1.35</text:p>
      <text:p text:style-name="P3">1601 4.71</text:p>
      <text:p text:style-name="P3">2234 1.46</text:p>
      <text:p text:style-name="P3"/>
      <text:p text:style-name="P3">21 - SU</text:p>
      <text:p text:style-name="P3">0421 4.63</text:p>
      <text:p text:style-name="P3">1057 1.58</text:p>
      <text:p text:style-name="P3">1644 4.54</text:p>
      <text:p text:style-name="P3">2322 1.69</text:p>
      <text:p text:style-name="P3"/>
      <text:p text:style-name="P3">22 - M</text:p>
      <text:p text:style-name="P3">0509 4.45</text:p>
      <text:p text:style-name="P3">1151 1.79</text:p>
      <text:p text:style-name="P3">1739 4.37</text:p>
      <text:p text:style-name="P3"/>
      <text:p text:style-name="P3"/>
      <text:p text:style-name="P3">23 - TU</text:p>
      <text:p text:style-name="P3">0025 1.86</text:p>
      <text:p text:style-name="P3">0612 4.30</text:p>
      <text:p text:style-name="P3">1302 1.91</text:p>
      <text:p text:style-name="P3">1849 4.26</text:p>
      <text:p text:style-name="P3"/>
      <text:p text:style-name="P3">24 - W</text:p>
      <text:p text:style-name="P3">0142 1.91</text:p>
      <text:p text:style-name="P3">0729 4.26</text:p>
      <text:p text:style-name="P3">1421 1.86</text:p>
      <text:p text:style-name="P3">2011 4.31</text:p>
      <text:p text:style-name="P3"/>
      <text:p text:style-name="P3">25 - TH</text:p>
      <text:p text:style-name="P3">0259 1.77</text:p>
      <text:p text:style-name="P3">0850 4.41</text:p>
      <text:p text:style-name="P3">1534 1.63</text:p>
      <text:p text:style-name="P3">2126 4.56</text:p>
      <text:p text:style-name="P3"/>
      <text:p text:style-name="P3">26 - F</text:p>
      <text:p text:style-name="P3">0406 1.47</text:p>
      <text:p text:style-name="P3">0959 4.73</text:p>
      <text:p text:style-name="P3">1634 1.29</text:p>
      <text:p text:style-name="P3">2228 4.92</text:p>
      <text:p text:style-name="P3"/>
      <text:p text:style-name="P3">27 - SA</text:p>
      <text:p text:style-name="P3">0501 1.11</text:p>
      <text:p text:style-name="P3">1056 5.11</text:p>
      <text:p text:style-name="P3">1726 0.94</text:p>
      <text:p text:style-name="P3">2321 5.30</text:p>
      <text:p text:style-name="P3"/>
      <text:p text:style-name="P3">28 - SU</text:p>
      <text:p text:style-name="P3">0549 0.77</text:p>
      <text:p text:style-name="P3">1145 5.48</text:p>
      <text:p text:style-name="P3">1812 0.63</text:p>
      <text:p text:style-name="P3"/>
      <text:p text:style-name="P3"/>
      <text:p text:style-name="P3">29 - M</text:p>
      <text:p text:style-name="P3">0009 5.64</text:p>
      <text:p text:style-name="P3">0634 0.50</text:p>
      <text:p text:style-name="P3">1232 5.78</text:p>
      <text:p text:style-name="P3">1855 0.40</text:p>
      <text:p text:style-name="P3"/>
      <text:p text:style-name="P3">30 - TU</text:p>
      <text:p text:style-name="P3">0055 5.90</text:p>
      <text:p text:style-name="P3">0716 0.33</text:p>
      <text:p text:style-name="P3">1317 5.98</text:p>
      <text:p text:style-name="P3">1937 0.28</text:p>
      <text:p text:style-name="P3"/>
      <text:p text:style-name="P3">31 - W</text:p>
      <text:p text:style-name="P3">0140 6.02</text:p>
      <text:p text:style-name="P3">0757 0.27</text:p>
      <text:p text:style-name="P3">1402 6.04</text:p>
      <text:p text:style-name="P3">2018 0.28</text:p>
      <text:p text:style-name="P3"/>
      <text:p text:style-name="P3">June</text:p>
      <text:p text:style-name="P3"/>
      <text:p text:style-name="P3"/>
      <text:p text:style-name="P3"/>
      <text:p text:style-name="P3"/>
      <text:p text:style-name="P3"/>
      <text:p text:style-name="P3">1 - TH</text:p>
      <text:p text:style-name="P3">0225 6.02</text:p>
      <text:p text:style-name="P3">0838 0.32</text:p>
      <text:p text:style-name="P3">1448 5.96</text:p>
      <text:p text:style-name="P3">2059 0.39</text:p>
      <text:p text:style-name="P3"/>
      <text:p text:style-name="P3">2 - F</text:p>
      <text:p text:style-name="P3">0311 5.88</text:p>
      <text:p text:style-name="P3">0921 0.49</text:p>
      <text:p text:style-name="P3">1535 5.77</text:p>
      <text:p text:style-name="P3">2143 0.61</text:p>
      <text:p text:style-name="P3"/>
      <text:p text:style-name="P3">3 - SA</text:p>
      <text:p text:style-name="P3">0400 5.63</text:p>
      <text:p text:style-name="P3">1006 0.74</text:p>
      <text:p text:style-name="P3">1626 5.48</text:p>
      <text:p text:style-name="P3">2230 0.89</text:p>
      <text:p text:style-name="P3"/>
      <text:p text:style-name="P3">4 - SU</text:p>
      <text:p text:style-name="P3">0453 5.32</text:p>
      <text:p text:style-name="P3">1055 1.05</text:p>
      <text:p text:style-name="P3">1721 5.15</text:p>
      <text:p text:style-name="P3">2323 1.21</text:p>
      <text:p text:style-name="P3"/>
      <text:p text:style-name="P3">5 - M</text:p>
      <text:p text:style-name="P3">0552 4.99</text:p>
      <text:p text:style-name="P3">1152 1.36</text:p>
      <text:p text:style-name="P3">1824 4.84</text:p>
      <text:p text:style-name="P3"/>
      <text:p text:style-name="P3"/>
      <text:p text:style-name="P3">6 - TU</text:p>
      <text:p text:style-name="P3">0025 1.49</text:p>
      <text:p text:style-name="P3">0658 4.72</text:p>
      <text:p text:style-name="P3">1259 1.60</text:p>
      <text:p text:style-name="P3">1934 4.64</text:p>
      <text:p text:style-name="P3"/>
      <text:p text:style-name="P3">7 - W</text:p>
      <text:p text:style-name="P3">0137 1.68</text:p>
      <text:p text:style-name="P3">0811 4.59</text:p>
      <text:p text:style-name="P3">1415 1.72</text:p>
      <text:p text:style-name="P3">2047 4.57</text:p>
      <text:p text:style-name="P3"/>
      <text:p text:style-name="P3">8 - TH</text:p>
      <text:p text:style-name="P3">0252 1.72</text:p>
      <text:p text:style-name="P3">0922 4.59</text:p>
      <text:p text:style-name="P3">1527 1.69</text:p>
      <text:p text:style-name="P3">2155 4.64</text:p>
      <text:p text:style-name="P3"/>
      <text:p text:style-name="P3">9 - F</text:p>
      <text:p text:style-name="P3">0359 1.64</text:p>
      <text:p text:style-name="P3">1025 4.70</text:p>
      <text:p text:style-name="P3">1628 1.57</text:p>
      <text:p text:style-name="P3">2253 4.76</text:p>
      <text:p text:style-name="P3"/>
      <text:p text:style-name="P3">10 - SA</text:p>
      <text:p text:style-name="P3">0453 1.50</text:p>
      <text:p text:style-name="P3">1119 4.82</text:p>
      <text:p text:style-name="P3">1716 1.43</text:p>
      <text:p text:style-name="P3">2343 4.87</text:p>
      <text:p text:style-name="P3"/>
      <text:p text:style-name="P3">11 - SU</text:p>
      <text:p text:style-name="P3">0537 1.36</text:p>
      <text:p text:style-name="P3">1205 4.92</text:p>
      <text:p text:style-name="P3">1757 1.29</text:p>
      <text:p text:style-name="P3"/>
      <text:p text:style-name="P3"/>
      <text:p text:style-name="P3">12 - M</text:p>
      <text:p text:style-name="P3">0026 4.95</text:p>
      <text:p text:style-name="P3">0616 1.23</text:p>
      <text:p text:style-name="P3">1245 4.97</text:p>
      <text:p text:style-name="P3">1835 1.18</text:p>
      <text:p text:style-name="P3"/>
      <text:p text:style-name="P3">13 - TU</text:p>
      <text:p text:style-name="P3">0103 4.98</text:p>
      <text:p text:style-name="P3">0653 1.14</text:p>
      <text:p text:style-name="P3">1319 4.98</text:p>
      <text:p text:style-name="P3">1910 1.10</text:p>
      <text:p text:style-name="P3"/>
      <text:p text:style-name="P3">14 - W</text:p>
      <text:p text:style-name="P3">0134 4.97</text:p>
      <text:p text:style-name="P3">0728 1.08</text:p>
      <text:p text:style-name="P3">1348 4.96</text:p>
      <text:p text:style-name="P3">1946 1.06</text:p>
      <text:p text:style-name="P3"/>
      <text:p text:style-name="P3">15 - TH</text:p>
      <text:p text:style-name="P3">0201 4.95</text:p>
      <text:p text:style-name="P3">0804 1.05</text:p>
      <text:p text:style-name="P3">1414 4.95</text:p>
      <text:p text:style-name="P3">2022 1.05</text:p>
      <text:p text:style-name="P3"/>
      <text:p text:style-name="P3">16 - F</text:p>
      <text:p text:style-name="P3">0227 4.94</text:p>
      <text:p text:style-name="P3">0840 1.07</text:p>
      <text:p text:style-name="P3">1441 4.94</text:p>
      <text:p text:style-name="P3">2059 1.09</text:p>
      <text:p text:style-name="P3"/>
      <text:p text:style-name="P3">17 - SA</text:p>
      <text:p text:style-name="P3">0256 4.94</text:p>
      <text:p text:style-name="P3">0918 1.12</text:p>
      <text:p text:style-name="P3">1512 4.93</text:p>
      <text:p text:style-name="P3">2138 1.16</text:p>
      <text:p text:style-name="P3"/>
      <text:p text:style-name="P3">18 - SU</text:p>
      <text:p text:style-name="P3">0330 4.92</text:p>
      <text:p text:style-name="P3">0959 1.21</text:p>
      <text:p text:style-name="P3">1550 4.89</text:p>
      <text:p text:style-name="P3">2221 1.27</text:p>
      <text:p text:style-name="P3"/>
      <text:p text:style-name="P3">19 - M</text:p>
      <text:p text:style-name="P3">0411 4.86</text:p>
      <text:p text:style-name="P3">1044 1.32</text:p>
      <text:p text:style-name="P3">1634 4.83</text:p>
      <text:p text:style-name="P3">2308 1.39</text:p>
      <text:p text:style-name="P3"/>
      <text:p text:style-name="P3">20 - TU</text:p>
      <text:p text:style-name="P3">0500 4.79</text:p>
      <text:p text:style-name="P3">1134 1.45</text:p>
      <text:p text:style-name="P3">1727 4.74</text:p>
      <text:p text:style-name="P3"/>
      <text:p text:style-name="P3"/>
      <text:p text:style-name="P3">21 - W</text:p>
      <text:p text:style-name="P3">0003 1.50</text:p>
      <text:p text:style-name="P3">0556 4.70</text:p>
      <text:p text:style-name="P3">1233 1.54</text:p>
      <text:p text:style-name="P3">1827 4.67</text:p>
      <text:p text:style-name="P3"/>
      <text:p text:style-name="P3">22 - TH</text:p>
      <text:p text:style-name="P3">0106 1.56</text:p>
      <text:p text:style-name="P3">0700 4.66</text:p>
      <text:p text:style-name="P3">1340 1.56</text:p>
      <text:p text:style-name="P3">1934 4.67</text:p>
      <text:p text:style-name="P3"/>
      <text:p text:style-name="P3">23 - F</text:p>
      <text:p text:style-name="P3">0215 1.53</text:p>
      <text:p text:style-name="P3">0809 4.71</text:p>
      <text:p text:style-name="P3">1449 1.47</text:p>
      <text:p text:style-name="P3">2044 4.77</text:p>
      <text:p text:style-name="P3"/>
      <text:p text:style-name="P3">24 - SA</text:p>
      <text:p text:style-name="P3">0322 1.39</text:p>
      <text:p text:style-name="P3">0917 4.86</text:p>
      <text:p text:style-name="P3">1554 1.29</text:p>
      <text:p text:style-name="P3">2150 4.97</text:p>
      <text:p text:style-name="P3"/>
      <text:p text:style-name="P3">25 - SU</text:p>
      <text:p text:style-name="P3">0424 1.18</text:p>
      <text:p text:style-name="P3">1020 5.09</text:p>
      <text:p text:style-name="P3">1653 1.06</text:p>
      <text:p text:style-name="P3">2250 5.22</text:p>
      <text:p text:style-name="P3"/>
      <text:p text:style-name="P3">26 - M</text:p>
      <text:p text:style-name="P3">0520 0.94</text:p>
      <text:p text:style-name="P3">1118 5.35</text:p>
      <text:p text:style-name="P3">1746 0.82</text:p>
      <text:p text:style-name="P3">2345 5.48</text:p>
      <text:p text:style-name="P3"/>
      <text:p text:style-name="P3">27 - TU</text:p>
      <text:p text:style-name="P3">0611 0.72</text:p>
      <text:p text:style-name="P3">1211 5.59</text:p>
      <text:p text:style-name="P3">1835 0.63</text:p>
      <text:p text:style-name="P3"/>
      <text:p text:style-name="P3"/>
      <text:p text:style-name="P3">28 - W</text:p>
      <text:p text:style-name="P3">0037 5.69</text:p>
      <text:p text:style-name="P3">0659 0.55</text:p>
      <text:p text:style-name="P3">1302 5.77</text:p>
      <text:p text:style-name="P3">1921 0.50</text:p>
      <text:p text:style-name="P3"/>
      <text:p text:style-name="P3">29 - TH</text:p>
      <text:p text:style-name="P3">0126 5.82</text:p>
      <text:p text:style-name="P3">0744 0.46</text:p>
      <text:p text:style-name="P3">1351 5.86</text:p>
      <text:p text:style-name="P3">2006 0.45</text:p>
      <text:p text:style-name="P3"/>
      <text:p text:style-name="P3">30 - F</text:p>
      <text:p text:style-name="P3">0215 5.86</text:p>
      <text:p text:style-name="P3">0828 0.46</text:p>
      <text:p text:style-name="P3">1439 5.84</text:p>
      <text:p text:style-name="P3">2050 0.50</text:p>
      <text:p text:style-name="P3"/>
      <text:p text:style-name="P3">31 - W</text:p>
      <text:p text:style-name="P3">0140 6.02</text:p>
      <text:p text:style-name="P3">0757 0.27</text:p>
      <text:p text:style-name="P3">1402 6.04</text:p>
      <text:p text:style-name="P3">2018 0.28</text:p>
      <text:p text:style-name="P3"/>
      <text:p text:style-name="P3">July</text:p>
      <text:p text:style-name="P3"/>
      <text:p text:style-name="P3"/>
      <text:p text:style-name="P3"/>
      <text:p text:style-name="P3"/>
      <text:p text:style-name="P3"/>
      <text:p text:style-name="P3">1 - SA</text:p>
      <text:p text:style-name="P3">0303 5.80</text:p>
      <text:p text:style-name="P3">0912 0.55</text:p>
      <text:p text:style-name="P3">1527 5.73</text:p>
      <text:p text:style-name="P3">2134 0.62</text:p>
      <text:p text:style-name="P3"/>
      <text:p text:style-name="P3">2 - SU</text:p>
      <text:p text:style-name="P3">0352 5.64</text:p>
      <text:p text:style-name="P3">0957 0.71</text:p>
      <text:p text:style-name="P3">1617 5.53</text:p>
      <text:p text:style-name="P3">2220 0.82</text:p>
      <text:p text:style-name="P3"/>
      <text:p text:style-name="P3">3 - M</text:p>
      <text:p text:style-name="P3">0442 5.41</text:p>
      <text:p text:style-name="P3">1043 0.93</text:p>
      <text:p text:style-name="P3">1708 5.27</text:p>
      <text:p text:style-name="P3">2307 1.06</text:p>
      <text:p text:style-name="P3"/>
      <text:p text:style-name="P3">4 - TU</text:p>
      <text:p text:style-name="P3">0535 5.13</text:p>
      <text:p text:style-name="P3">1132 1.19</text:p>
      <text:p text:style-name="P3">1802 4.99</text:p>
      <text:p text:style-name="P3">2358 1.31</text:p>
      <text:p text:style-name="P3"/>
      <text:p text:style-name="P3">5 - W</text:p>
      <text:p text:style-name="P3">0631 4.85</text:p>
      <text:p text:style-name="P3">1225 1.44</text:p>
      <text:p text:style-name="P3">1901 4.73</text:p>
      <text:p text:style-name="P3"/>
      <text:p text:style-name="P3"/>
      <text:p text:style-name="P3">6 - TH</text:p>
      <text:p text:style-name="P3">0054 1.55</text:p>
      <text:p text:style-name="P3">0732 4.61</text:p>
      <text:p text:style-name="P3">1324 1.65</text:p>
      <text:p text:style-name="P3">2004 4.52</text:p>
      <text:p text:style-name="P3"/>
      <text:p text:style-name="P3">7 - F</text:p>
      <text:p text:style-name="P3">0155 1.73</text:p>
      <text:p text:style-name="P3">0837 4.45</text:p>
      <text:p text:style-name="P3">1427 1.79</text:p>
      <text:p text:style-name="P3">2110 4.41</text:p>
      <text:p text:style-name="P3"/>
      <text:p text:style-name="P3">8 - SA</text:p>
      <text:p text:style-name="P3">0259 1.82</text:p>
      <text:p text:style-name="P3">0943 4.39</text:p>
      <text:p text:style-name="P3">1531 1.83</text:p>
      <text:p text:style-name="P3">2214 4.39</text:p>
      <text:p text:style-name="P3"/>
      <text:p text:style-name="P3">9 - SU</text:p>
      <text:p text:style-name="P3">0401 1.81</text:p>
      <text:p text:style-name="P3">1043 4.41</text:p>
      <text:p text:style-name="P3">1629 1.78</text:p>
      <text:p text:style-name="P3">2310 4.44</text:p>
      <text:p text:style-name="P3"/>
      <text:p text:style-name="P3">10 - M</text:p>
      <text:p text:style-name="P3">0456 1.73</text:p>
      <text:p text:style-name="P3">1135 4.47</text:p>
      <text:p text:style-name="P3">1721 1.67</text:p>
      <text:p text:style-name="P3">2358 4.51</text:p>
      <text:p text:style-name="P3"/>
      <text:p text:style-name="P3">11 - TU</text:p>
      <text:p text:style-name="P3">0544 1.60</text:p>
      <text:p text:style-name="P3">1219 4.55</text:p>
      <text:p text:style-name="P3">1806 1.53</text:p>
      <text:p text:style-name="P3"/>
      <text:p text:style-name="P3"/>
      <text:p text:style-name="P3">12 - W</text:p>
      <text:p text:style-name="P3">0038 4.60</text:p>
      <text:p text:style-name="P3">0627 1.45</text:p>
      <text:p text:style-name="P3">1256 4.65</text:p>
      <text:p text:style-name="P3">1848 1.37</text:p>
      <text:p text:style-name="P3"/>
      <text:p text:style-name="P3">13 - TH</text:p>
      <text:p text:style-name="P3">0112 4.70</text:p>
      <text:p text:style-name="P3">0708 1.30</text:p>
      <text:p text:style-name="P3">1326 4.75</text:p>
      <text:p text:style-name="P3">1928 1.22</text:p>
      <text:p text:style-name="P3"/>
      <text:p text:style-name="P3">14 - F</text:p>
      <text:p text:style-name="P3">0141 4.81</text:p>
      <text:p text:style-name="P3">0747 1.16</text:p>
      <text:p text:style-name="P3">1355 4.88</text:p>
      <text:p text:style-name="P3">2007 1.09</text:p>
      <text:p text:style-name="P3"/>
      <text:p text:style-name="P3">15 - SA</text:p>
      <text:p text:style-name="P3">0210 4.94</text:p>
      <text:p text:style-name="P3">0826 1.04</text:p>
      <text:p text:style-name="P3">1425 5.01</text:p>
      <text:p text:style-name="P3">2046 1.00</text:p>
      <text:p text:style-name="P3"/>
      <text:p text:style-name="P3">16 - SU</text:p>
      <text:p text:style-name="P3">0242 5.07</text:p>
      <text:p text:style-name="P3">0905 0.96</text:p>
      <text:p text:style-name="P3">1500 5.13</text:p>
      <text:p text:style-name="P3">2125 0.94</text:p>
      <text:p text:style-name="P3"/>
      <text:p text:style-name="P3">17 - M</text:p>
      <text:p text:style-name="P3">0318 5.18</text:p>
      <text:p text:style-name="P3">0945 0.94</text:p>
      <text:p text:style-name="P3">1538 5.21</text:p>
      <text:p text:style-name="P3">2206 0.94</text:p>
      <text:p text:style-name="P3"/>
      <text:p text:style-name="P3">18 - TU</text:p>
      <text:p text:style-name="P3">0359 5.23</text:p>
      <text:p text:style-name="P3">1027 0.96</text:p>
      <text:p text:style-name="P3">1621 5.23</text:p>
      <text:p text:style-name="P3">2249 0.99</text:p>
      <text:p text:style-name="P3"/>
      <text:p text:style-name="P3">19 - W</text:p>
      <text:p text:style-name="P3">0444 5.21</text:p>
      <text:p text:style-name="P3">1112 1.04</text:p>
      <text:p text:style-name="P3">1708 5.18</text:p>
      <text:p text:style-name="P3">2336 1.09</text:p>
      <text:p text:style-name="P3"/>
      <text:p text:style-name="P3">20 - TH</text:p>
      <text:p text:style-name="P3">0534 5.14</text:p>
      <text:p text:style-name="P3">1201 1.15</text:p>
      <text:p text:style-name="P3">1801 5.09</text:p>
      <text:p text:style-name="P3"/>
      <text:p text:style-name="P3"/>
      <text:p text:style-name="P3">21 - F</text:p>
      <text:p text:style-name="P3">0029 1.22</text:p>
      <text:p text:style-name="P3">0630 5.03</text:p>
      <text:p text:style-name="P3">1258 1.28</text:p>
      <text:p text:style-name="P3">1900 4.98</text:p>
      <text:p text:style-name="P3"/>
      <text:p text:style-name="P3">22 - SA</text:p>
      <text:p text:style-name="P3">0129 1.33</text:p>
      <text:p text:style-name="P3">0732 4.93</text:p>
      <text:p text:style-name="P3">1402 1.37</text:p>
      <text:p text:style-name="P3">2006 4.90</text:p>
      <text:p text:style-name="P3"/>
      <text:p text:style-name="P3">23 - SU</text:p>
      <text:p text:style-name="P3">0237 1.39</text:p>
      <text:p text:style-name="P3">0840 4.89</text:p>
      <text:p text:style-name="P3">1513 1.38</text:p>
      <text:p text:style-name="P3">2115 4.91</text:p>
      <text:p text:style-name="P3"/>
      <text:p text:style-name="P3">24 - M</text:p>
      <text:p text:style-name="P3">0348 1.34</text:p>
      <text:p text:style-name="P3">0950 4.96</text:p>
      <text:p text:style-name="P3">1622 1.27</text:p>
      <text:p text:style-name="P3">2224 5.04</text:p>
      <text:p text:style-name="P3"/>
      <text:p text:style-name="P3">25 - TU</text:p>
      <text:p text:style-name="P3">0455 1.18</text:p>
      <text:p text:style-name="P3">1056 5.13</text:p>
      <text:p text:style-name="P3">1726 1.08</text:p>
      <text:p text:style-name="P3">2327 5.24</text:p>
      <text:p text:style-name="P3"/>
      <text:p text:style-name="P3">26 - W</text:p>
      <text:p text:style-name="P3">0555 0.97</text:p>
      <text:p text:style-name="P3">1157 5.36</text:p>
      <text:p text:style-name="P3">1822 0.86</text:p>
      <text:p text:style-name="P3"/>
      <text:p text:style-name="P3"/>
      <text:p text:style-name="P3">27 - TH</text:p>
      <text:p text:style-name="P3">0025 5.47</text:p>
      <text:p text:style-name="P3">0648 0.76</text:p>
      <text:p text:style-name="P3">1252 5.58</text:p>
      <text:p text:style-name="P3">1913 0.67</text:p>
      <text:p text:style-name="P3"/>
      <text:p text:style-name="P3">28 - F</text:p>
      <text:p text:style-name="P3">0118 5.67</text:p>
      <text:p text:style-name="P3">0736 0.60</text:p>
      <text:p text:style-name="P3">1343 5.75</text:p>
      <text:p text:style-name="P3">1959 0.54</text:p>
      <text:p text:style-name="P3"/>
      <text:p text:style-name="P3">29 - SA</text:p>
      <text:p text:style-name="P3">0207 5.80</text:p>
      <text:p text:style-name="P3">0821 0.50</text:p>
      <text:p text:style-name="P3">1431 5.82</text:p>
      <text:p text:style-name="P3">2042 0.49</text:p>
      <text:p text:style-name="P3"/>
      <text:p text:style-name="P3">30 - SU</text:p>
      <text:p text:style-name="P3">0254 5.82</text:p>
      <text:p text:style-name="P3">0902 0.50</text:p>
      <text:p text:style-name="P3">1517 5.80</text:p>
      <text:p text:style-name="P3">2123 0.53</text:p>
      <text:p text:style-name="P3"/>
      <text:p text:style-name="P3">31 - M</text:p>
      <text:p text:style-name="P3">0340 5.74</text:p>
      <text:p text:style-name="P3">0943 0.59</text:p>
      <text:p text:style-name="P3">1602 5.66</text:p>
      <text:p text:style-name="P3">2203 0.67</text:p>
      <text:p text:style-name="P3"/>
      <text:p text:style-name="P3">August</text:p>
      <text:p text:style-name="P3"/>
      <text:p text:style-name="P3"/>
      <text:p text:style-name="P3"/>
      <text:p text:style-name="P3"/>
      <text:p text:style-name="P3"/>
      <text:p text:style-name="P3">1 - TU</text:p>
      <text:p text:style-name="P3">0425 5.55</text:p>
      <text:p text:style-name="P3">1023 0.76</text:p>
      <text:p text:style-name="P3">1647 5.42</text:p>
      <text:p text:style-name="P3">2243 0.87</text:p>
      <text:p text:style-name="P3"/>
      <text:p text:style-name="P3">2 - W</text:p>
      <text:p text:style-name="P3">0509 5.27</text:p>
      <text:p text:style-name="P3">1103 1.00</text:p>
      <text:p text:style-name="P3">1732 5.11</text:p>
      <text:p text:style-name="P3">2324 1.14</text:p>
      <text:p text:style-name="P3"/>
      <text:p text:style-name="P3">3 - TH</text:p>
      <text:p text:style-name="P3">0555 4.95</text:p>
      <text:p text:style-name="P3">1146 1.28</text:p>
      <text:p text:style-name="P3">1819 4.77</text:p>
      <text:p text:style-name="P3"/>
      <text:p text:style-name="P3"/>
      <text:p text:style-name="P3">4 - F</text:p>
      <text:p text:style-name="P3">0009 1.43</text:p>
      <text:p text:style-name="P3">0644 4.60</text:p>
      <text:p text:style-name="P3">1233 1.58</text:p>
      <text:p text:style-name="P3">1910 4.44</text:p>
      <text:p text:style-name="P3"/>
      <text:p text:style-name="P3">5 - SA</text:p>
      <text:p text:style-name="P3">0059 1.72</text:p>
      <text:p text:style-name="P3">0739 4.29</text:p>
      <text:p text:style-name="P3">1327 1.85</text:p>
      <text:p text:style-name="P3">2010 4.17</text:p>
      <text:p text:style-name="P3"/>
      <text:p text:style-name="P3">6 - SU</text:p>
      <text:p text:style-name="P3">0157 1.96</text:p>
      <text:p text:style-name="P3">0845 4.07</text:p>
      <text:p text:style-name="P3">1430 2.04</text:p>
      <text:p text:style-name="P3">2122 4.01</text:p>
      <text:p text:style-name="P3"/>
      <text:p text:style-name="P3">7 - M</text:p>
      <text:p text:style-name="P3">0305 2.09</text:p>
      <text:p text:style-name="P3">0959 3.99</text:p>
      <text:p text:style-name="P3">1540 2.10</text:p>
      <text:p text:style-name="P3">2234 4.01</text:p>
      <text:p text:style-name="P3"/>
      <text:p text:style-name="P3">8 - TU</text:p>
      <text:p text:style-name="P3">0415 2.07</text:p>
      <text:p text:style-name="P3">1105 4.06</text:p>
      <text:p text:style-name="P3">1647 2.00</text:p>
      <text:p text:style-name="P3">2333 4.13</text:p>
      <text:p text:style-name="P3"/>
      <text:p text:style-name="P3">9 - W</text:p>
      <text:p text:style-name="P3">0516 1.91</text:p>
      <text:p text:style-name="P3">1157 4.22</text:p>
      <text:p text:style-name="P3">1743 1.80</text:p>
      <text:p text:style-name="P3"/>
      <text:p text:style-name="P3"/>
      <text:p text:style-name="P3">10 - TH</text:p>
      <text:p text:style-name="P3">0018 4.32</text:p>
      <text:p text:style-name="P3">0608 1.67</text:p>
      <text:p text:style-name="P3">1236 4.43</text:p>
      <text:p text:style-name="P3">1830 1.53</text:p>
      <text:p text:style-name="P3"/>
      <text:p text:style-name="P3">11 - F</text:p>
      <text:p text:style-name="P3">0053 4.55</text:p>
      <text:p text:style-name="P3">0652 1.39</text:p>
      <text:p text:style-name="P3">1308 4.68</text:p>
      <text:p text:style-name="P3">1913 1.26</text:p>
      <text:p text:style-name="P3"/>
      <text:p text:style-name="P3">12 - SA</text:p>
      <text:p text:style-name="P3">0123 4.81</text:p>
      <text:p text:style-name="P3">0733 1.12</text:p>
      <text:p text:style-name="P3">1338 4.95</text:p>
      <text:p text:style-name="P3">1952 1.00</text:p>
      <text:p text:style-name="P3"/>
      <text:p text:style-name="P3">13 - SU</text:p>
      <text:p text:style-name="P3">0153 5.08</text:p>
      <text:p text:style-name="P3">0811 0.88</text:p>
      <text:p text:style-name="P3">1409 5.21</text:p>
      <text:p text:style-name="P3">2030 0.78</text:p>
      <text:p text:style-name="P3"/>
      <text:p text:style-name="P3">14 - M</text:p>
      <text:p text:style-name="P3">0226 5.33</text:p>
      <text:p text:style-name="P3">0849 0.70</text:p>
      <text:p text:style-name="P3">1444 5.44</text:p>
      <text:p text:style-name="P3">2108 0.64</text:p>
      <text:p text:style-name="P3"/>
      <text:p text:style-name="P3">15 - TU</text:p>
      <text:p text:style-name="P3">0302 5.53</text:p>
      <text:p text:style-name="P3">0926 0.60</text:p>
      <text:p text:style-name="P3">1521 5.59</text:p>
      <text:p text:style-name="P3">2145 0.58</text:p>
      <text:p text:style-name="P3"/>
      <text:p text:style-name="P3">16 - W</text:p>
      <text:p text:style-name="P3">0341 5.63</text:p>
      <text:p text:style-name="P3">1005 0.59</text:p>
      <text:p text:style-name="P3">1602 5.64</text:p>
      <text:p text:style-name="P3">2224 0.62</text:p>
      <text:p text:style-name="P3"/>
      <text:p text:style-name="P3">17 - TH</text:p>
      <text:p text:style-name="P3">0423 5.62</text:p>
      <text:p text:style-name="P3">1045 0.67</text:p>
      <text:p text:style-name="P3">1646 5.57</text:p>
      <text:p text:style-name="P3">2306 0.75</text:p>
      <text:p text:style-name="P3"/>
      <text:p text:style-name="P3">18 - F</text:p>
      <text:p text:style-name="P3">0509 5.50</text:p>
      <text:p text:style-name="P3">1129 0.85</text:p>
      <text:p text:style-name="P3">1734 5.40</text:p>
      <text:p text:style-name="P3">2353 0.96</text:p>
      <text:p text:style-name="P3"/>
      <text:p text:style-name="P3">19 - SA</text:p>
      <text:p text:style-name="P3">0601 5.29</text:p>
      <text:p text:style-name="P3">1219 1.09</text:p>
      <text:p text:style-name="P3">1829 5.16</text:p>
      <text:p text:style-name="P3"/>
      <text:p text:style-name="P3"/>
      <text:p text:style-name="P3">20 - SU</text:p>
      <text:p text:style-name="P3">0048 1.22</text:p>
      <text:p text:style-name="P3">0700 5.03</text:p>
      <text:p text:style-name="P3">1320 1.34</text:p>
      <text:p text:style-name="P3">1933 4.92</text:p>
      <text:p text:style-name="P3"/>
      <text:p text:style-name="P3">21 - M</text:p>
      <text:p text:style-name="P3">0156 1.45</text:p>
      <text:p text:style-name="P3">0809 4.83</text:p>
      <text:p text:style-name="P3">1436 1.51</text:p>
      <text:p text:style-name="P3">2047 4.78</text:p>
      <text:p text:style-name="P3"/>
      <text:p text:style-name="P3">22 - TU</text:p>
      <text:p text:style-name="P3">0318 1.53</text:p>
      <text:p text:style-name="P3">0926 4.78</text:p>
      <text:p text:style-name="P3">1559 1.50</text:p>
      <text:p text:style-name="P3">2205 4.83</text:p>
      <text:p text:style-name="P3"/>
      <text:p text:style-name="P3">23 - W</text:p>
      <text:p text:style-name="P3">0438 1.41</text:p>
      <text:p text:style-name="P3">1042 4.92</text:p>
      <text:p text:style-name="P3">1714 1.29</text:p>
      <text:p text:style-name="P3">2316 5.05</text:p>
      <text:p text:style-name="P3"/>
      <text:p text:style-name="P3">24 - TH</text:p>
      <text:p text:style-name="P3">0546 1.15</text:p>
      <text:p text:style-name="P3">1148 5.20</text:p>
      <text:p text:style-name="P3">1815 1.01</text:p>
      <text:p text:style-name="P3"/>
      <text:p text:style-name="P3"/>
      <text:p text:style-name="P3">25 - F</text:p>
      <text:p text:style-name="P3">0017 5.35</text:p>
      <text:p text:style-name="P3">0641 0.86</text:p>
      <text:p text:style-name="P3">1244 5.50</text:p>
      <text:p text:style-name="P3">1905 0.73</text:p>
      <text:p text:style-name="P3"/>
      <text:p text:style-name="P3">26 - SA</text:p>
      <text:p text:style-name="P3">0110 5.63</text:p>
      <text:p text:style-name="P3">0727 0.62</text:p>
      <text:p text:style-name="P3">1334 5.74</text:p>
      <text:p text:style-name="P3">1948 0.53</text:p>
      <text:p text:style-name="P3"/>
      <text:p text:style-name="P3">27 - SU</text:p>
      <text:p text:style-name="P3">0157 5.82</text:p>
      <text:p text:style-name="P3">0808 0.47</text:p>
      <text:p text:style-name="P3">1419 5.87</text:p>
      <text:p text:style-name="P3">2027 0.43</text:p>
      <text:p text:style-name="P3"/>
      <text:p text:style-name="P3">28 - M</text:p>
      <text:p text:style-name="P3">0240 5.89</text:p>
      <text:p text:style-name="P3">0846 0.42</text:p>
      <text:p text:style-name="P3">1501 5.88</text:p>
      <text:p text:style-name="P3">2103 0.44</text:p>
      <text:p text:style-name="P3"/>
      <text:p text:style-name="P3">29 - TU</text:p>
      <text:p text:style-name="P3">0321 5.83</text:p>
      <text:p text:style-name="P3">0921 0.48</text:p>
      <text:p text:style-name="P3">1541 5.74</text:p>
      <text:p text:style-name="P3">2138 0.55</text:p>
      <text:p text:style-name="P3"/>
      <text:p text:style-name="P3">30 - W</text:p>
      <text:p text:style-name="P3">0400 5.63</text:p>
      <text:p text:style-name="P3">0956 0.64</text:p>
      <text:p text:style-name="P3">1619 5.49</text:p>
      <text:p text:style-name="P3">2213 0.75</text:p>
      <text:p text:style-name="P3"/>
      <text:p text:style-name="P3">31 - TH</text:p>
      <text:p text:style-name="P3">0438 5.33</text:p>
      <text:p text:style-name="P3">1031 0.88</text:p>
      <text:p text:style-name="P3">1656 5.16</text:p>
      <text:p text:style-name="P3">2249 1.03</text:p>
      <text:p text:style-name="P3"/>
      <text:p text:style-name="P3"><text:soft-page-break/>September</text:p>
      <text:p text:style-name="P3"/>
      <text:p text:style-name="P3"/>
      <text:p text:style-name="P3"/>
      <text:p text:style-name="P3"/>
      <text:p text:style-name="P3"/>
      <text:p text:style-name="P3">1 - F</text:p>
      <text:p text:style-name="P3">0514 4.97</text:p>
      <text:p text:style-name="P3">1107 1.19</text:p>
      <text:p text:style-name="P3">1731 4.77</text:p>
      <text:p text:style-name="P3">2327 1.36</text:p>
      <text:p text:style-name="P3"/>
      <text:p text:style-name="P3">2 - SA</text:p>
      <text:p text:style-name="P3">0549 4.58</text:p>
      <text:p text:style-name="P3">1147 1.53</text:p>
      <text:p text:style-name="P3">1807 4.39</text:p>
      <text:p text:style-name="P3"/>
      <text:p text:style-name="P3"/>
      <text:p text:style-name="P3">3 - SU</text:p>
      <text:p text:style-name="P3">0010 1.71</text:p>
      <text:p text:style-name="P3">0626 4.21</text:p>
      <text:p text:style-name="P3">1234 1.88</text:p>
      <text:p text:style-name="P3">1848 4.04</text:p>
      <text:p text:style-name="P3"/>
      <text:p text:style-name="P3">4 - M</text:p>
      <text:p text:style-name="P3">0102 2.04</text:p>
      <text:p text:style-name="P3">0716 3.89</text:p>
      <text:p text:style-name="P3">1335 2.17</text:p>
      <text:p text:style-name="P3">1954 3.78</text:p>
      <text:p text:style-name="P3"/>
      <text:p text:style-name="P3">5 - TU</text:p>
      <text:p text:style-name="P3">0212 2.27</text:p>
      <text:p text:style-name="P3">0847 3.71</text:p>
      <text:p text:style-name="P3">1454 2.31</text:p>
      <text:p text:style-name="P3">2145 3.72</text:p>
      <text:p text:style-name="P3"/>
      <text:p text:style-name="P3">6 - W</text:p>
      <text:p text:style-name="P3">0337 2.29</text:p>
      <text:p text:style-name="P3">1032 3.79</text:p>
      <text:p text:style-name="P3">1617 2.21</text:p>
      <text:p text:style-name="P3">2307 3.90</text:p>
      <text:p text:style-name="P3"/>
      <text:p text:style-name="P3">7 - TH</text:p>
      <text:p text:style-name="P3">0452 2.08</text:p>
      <text:p text:style-name="P3">1133 4.04</text:p>
      <text:p text:style-name="P3">1722 1.92</text:p>
      <text:p text:style-name="P3">2354 4.20</text:p>
      <text:p text:style-name="P3"/>
      <text:p text:style-name="P3">8 - F</text:p>
      <text:p text:style-name="P3">0548 1.74</text:p>
      <text:p text:style-name="P3">1212 4.37</text:p>
      <text:p text:style-name="P3">1812 1.55</text:p>
      <text:p text:style-name="P3"/>
      <text:p text:style-name="P3"/>
      <text:p text:style-name="P3">9 - SA</text:p>
      <text:p text:style-name="P3">0029 4.55</text:p>
      <text:p text:style-name="P3">0633 1.35</text:p>
      <text:p text:style-name="P3">1244 4.74</text:p>
      <text:p text:style-name="P3">1854 1.16</text:p>
      <text:p text:style-name="P3"/>
      <text:p text:style-name="P3">10 - SU</text:p>
      <text:p text:style-name="P3">0059 4.93</text:p>
      <text:p text:style-name="P3">0713 0.98</text:p>
      <text:p text:style-name="P3">1315 5.12</text:p>
      <text:p text:style-name="P3">1932 0.82</text:p>
      <text:p text:style-name="P3"/>
      <text:p text:style-name="P3">11 - M</text:p>
      <text:p text:style-name="P3">0131 5.30</text:p>
      <text:p text:style-name="P3">0751 0.67</text:p>
      <text:p text:style-name="P3">1347 5.47</text:p>
      <text:p text:style-name="P3">2009 0.54</text:p>
      <text:p text:style-name="P3"/>
      <text:p text:style-name="P3">12 - TU</text:p>
      <text:p text:style-name="P3">0205 5.62</text:p>
      <text:p text:style-name="P3">0827 0.43</text:p>
      <text:p text:style-name="P3">1422 5.75</text:p>
      <text:p text:style-name="P3">2045 0.36</text:p>
      <text:p text:style-name="P3"/>
      <text:p text:style-name="P3">13 - W</text:p>
      <text:p text:style-name="P3">0241 5.85</text:p>
      <text:p text:style-name="P3">0903 0.31</text:p>
      <text:p text:style-name="P3">1500 5.91</text:p>
      <text:p text:style-name="P3">2121 0.30</text:p>
      <text:p text:style-name="P3"/>
      <text:p text:style-name="P3">14 - TH</text:p>
      <text:p text:style-name="P3">0319 5.95</text:p>
      <text:p text:style-name="P3">0939 0.32</text:p>
      <text:p text:style-name="P3">1539 5.94</text:p>
      <text:p text:style-name="P3">2158 0.36</text:p>
      <text:p text:style-name="P3"/>
      <text:p text:style-name="P3">15 - F</text:p>
      <text:p text:style-name="P3">0400 5.89</text:p>
      <text:p text:style-name="P3">1017 0.44</text:p>
      <text:p text:style-name="P3">1622 5.81</text:p>
      <text:p text:style-name="P3">2237 0.55</text:p>
      <text:p text:style-name="P3"/>
      <text:p text:style-name="P3">16 - SA</text:p>
      <text:p text:style-name="P3">0445 5.70</text:p>
      <text:p text:style-name="P3">1059 0.69</text:p>
      <text:p text:style-name="P3">1709 5.55</text:p>
      <text:p text:style-name="P3">2321 0.85</text:p>
      <text:p text:style-name="P3"/>
      <text:p text:style-name="P3">17 - SU</text:p>
      <text:p text:style-name="P3">0535 5.39</text:p>
      <text:p text:style-name="P3">1146 1.02</text:p>
      <text:p text:style-name="P3">1803 5.20</text:p>
      <text:p text:style-name="P3"/>
      <text:p text:style-name="P3"/>
      <text:p text:style-name="P3">18 - M</text:p>
      <text:p text:style-name="P3">0014 1.21</text:p>
      <text:p text:style-name="P3">0634 5.02</text:p>
      <text:p text:style-name="P3">1247 1.38</text:p>
      <text:p text:style-name="P3">1908 4.85</text:p>
      <text:p text:style-name="P3"/>
      <text:p text:style-name="P3">19 - TU</text:p>
      <text:p text:style-name="P3">0124 1.54</text:p>
      <text:p text:style-name="P3">0746 4.72</text:p>
      <text:p text:style-name="P3">1408 1.65</text:p>
      <text:p text:style-name="P3">2028 4.64</text:p>
      <text:p text:style-name="P3"/>
      <text:p text:style-name="P3">20 - W</text:p>
      <text:p text:style-name="P3">0256 1.69</text:p>
      <text:p text:style-name="P3">0911 4.63</text:p>
      <text:p text:style-name="P3">1544 1.65</text:p>
      <text:p text:style-name="P3">2153 4.69</text:p>
      <text:p text:style-name="P3"/>
      <text:p text:style-name="P3">21 - TH</text:p>
      <text:p text:style-name="P3">0427 1.54</text:p>
      <text:p text:style-name="P3">1032 4.81</text:p>
      <text:p text:style-name="P3">1704 1.39</text:p>
      <text:p text:style-name="P3">2307 4.97</text:p>
      <text:p text:style-name="P3"/>
      <text:p text:style-name="P3">22 - F</text:p>
      <text:p text:style-name="P3">0536 1.23</text:p>
      <text:p text:style-name="P3">1138 5.14</text:p>
      <text:p text:style-name="P3">1803 1.05</text:p>
      <text:p text:style-name="P3"/>
      <text:p text:style-name="P3"/>
      <text:p text:style-name="P3">23 - SA</text:p>
      <text:p text:style-name="P3">0006 5.32</text:p>
      <text:p text:style-name="P3">0628 0.89</text:p>
      <text:p text:style-name="P3">1232 5.48</text:p>
      <text:p text:style-name="P3">1850 0.75</text:p>
      <text:p text:style-name="P3"/>
      <text:p text:style-name="P3">24 - SU</text:p>
      <text:p text:style-name="P3">0056 5.63</text:p>
      <text:p text:style-name="P3">0711 0.63</text:p>
      <text:p text:style-name="P3">1318 5.74</text:p>
      <text:p text:style-name="P3">1930 0.53</text:p>
      <text:p text:style-name="P3"/>
      <text:p text:style-name="P3">25 - M</text:p>
      <text:p text:style-name="P3">0140 5.83</text:p>
      <text:p text:style-name="P3">0748 0.46</text:p>
      <text:p text:style-name="P3">1400 5.87</text:p>
      <text:p text:style-name="P3">2005 0.42</text:p>
      <text:p text:style-name="P3"/>
      <text:p text:style-name="P3">26 - TU</text:p>
      <text:p text:style-name="P3">0220 5.88</text:p>
      <text:p text:style-name="P3">0821 0.41</text:p>
      <text:p text:style-name="P3">1439 5.86</text:p>
      <text:p text:style-name="P3">2038 0.43</text:p>
      <text:p text:style-name="P3"/>
      <text:p text:style-name="P3">27 - W</text:p>
      <text:p text:style-name="P3">0257 5.80</text:p>
      <text:p text:style-name="P3">0853 0.47</text:p>
      <text:p text:style-name="P3">1515 5.70</text:p>
      <text:p text:style-name="P3">2109 0.54</text:p>
      <text:p text:style-name="P3"/>
      <text:p text:style-name="P3">28 - TH</text:p>
      <text:p text:style-name="P3">0332 5.58</text:p>
      <text:p text:style-name="P3">0925 0.63</text:p>
      <text:p text:style-name="P3">1548 5.44</text:p>
      <text:p text:style-name="P3">2141 0.74</text:p>
      <text:p text:style-name="P3"/>
      <text:p text:style-name="P3">29 - F</text:p>
      <text:p text:style-name="P3">0403 5.28</text:p>
      <text:p text:style-name="P3">0958 0.87</text:p>
      <text:p text:style-name="P3">1618 5.11</text:p>
      <text:p text:style-name="P3">2214 1.01</text:p>
      <text:p text:style-name="P3"/>
      <text:p text:style-name="P3">30 - SA</text:p>
      <text:p text:style-name="P3">0432 4.93</text:p>
      <text:p text:style-name="P3">1032 1.17</text:p>
      <text:p text:style-name="P3">1645 4.75</text:p>
      <text:p text:style-name="P3">2250 1.34</text:p>
      <text:p text:style-name="P3"/>
      <text:p text:style-name="P3">31 - TH</text:p>
      <text:p text:style-name="P3">0438 5.33</text:p>
      <text:p text:style-name="P3">1031 0.88</text:p>
      <text:p text:style-name="P3">1656 5.16</text:p>
      <text:p text:style-name="P3">2249 1.03</text:p>
      <text:p text:style-name="P3"/>
      <text:p text:style-name="P3">October</text:p>
      <text:p text:style-name="P3"/>
      <text:p text:style-name="P3"/>
      <text:p text:style-name="P3"/>
      <text:p text:style-name="P3"/>
      <text:p text:style-name="P3"/>
      <text:p text:style-name="P3">1 - SU</text:p>
      <text:p text:style-name="P3">0457 4.57</text:p>
      <text:p text:style-name="P3">1109 1.52</text:p>
      <text:p text:style-name="P3">1710 4.40</text:p>
      <text:p text:style-name="P3">2330 1.70</text:p>
      <text:p text:style-name="P3"/>
      <text:p text:style-name="P3">2 - M</text:p>
      <text:p text:style-name="P3">0524 4.24</text:p>
      <text:p text:style-name="P3">1153 1.88</text:p>
      <text:p text:style-name="P3">1741 4.08</text:p>
      <text:p text:style-name="P3"/>
      <text:p text:style-name="P3"/>
      <text:p text:style-name="P3">3 - TU</text:p>
      <text:p text:style-name="P3">0019 2.05</text:p>
      <text:p text:style-name="P3">0602 3.93</text:p>
      <text:p text:style-name="P3">1251 2.19</text:p>
      <text:p text:style-name="P3">1832 3.80</text:p>
      <text:p text:style-name="P3"/>
      <text:p text:style-name="P3">4 - W</text:p>
      <text:p text:style-name="P3">0130 2.31</text:p>
      <text:p text:style-name="P3">0714 3.70</text:p>
      <text:p text:style-name="P3">1415 2.36</text:p>
      <text:p text:style-name="P3">2018 3.65</text:p>
      <text:p text:style-name="P3"/>
      <text:p text:style-name="P3">5 - TH</text:p>
      <text:p text:style-name="P3">0303 2.33</text:p>
      <text:p text:style-name="P3">0931 3.71</text:p>
      <text:p text:style-name="P3">1546 2.24</text:p>
      <text:p text:style-name="P3">2220 3.84</text:p>
      <text:p text:style-name="P3"/>
      <text:p text:style-name="P3">6 - F</text:p>
      <text:p text:style-name="P3">0423 2.08</text:p>
      <text:p text:style-name="P3">1051 4.01</text:p>
      <text:p text:style-name="P3">1655 1.89</text:p>
      <text:p text:style-name="P3">2315 4.21</text:p>
      <text:p text:style-name="P3"/>
      <text:p text:style-name="P3">7 - SA</text:p>
      <text:p text:style-name="P3">0521 1.69</text:p>
      <text:p text:style-name="P3">1135 4.42</text:p>
      <text:p text:style-name="P3">1745 1.47</text:p>
      <text:p text:style-name="P3">2353 4.64</text:p>
      <text:p text:style-name="P3"/>
      <text:p text:style-name="P3">8 - SU</text:p>
      <text:p text:style-name="P3">0607 1.25</text:p>
      <text:p text:style-name="P3">1211 4.87</text:p>
      <text:p text:style-name="P3">1828 1.04</text:p>
      <text:p text:style-name="P3"/>
      <text:p text:style-name="P3"/>
      <text:p text:style-name="P3">9 - M</text:p>
      <text:p text:style-name="P3">0028 5.09</text:p>
      <text:p text:style-name="P3">0648 0.84</text:p>
      <text:p text:style-name="P3">1245 5.30</text:p>
      <text:p text:style-name="P3">1907 0.66</text:p>
      <text:p text:style-name="P3"/>
      <text:p text:style-name="P3">10 - TU</text:p>
      <text:p text:style-name="P3">0103 5.50</text:p>
      <text:p text:style-name="P3">0725 0.50</text:p>
      <text:p text:style-name="P3">1321 5.68</text:p>
      <text:p text:style-name="P3">1944 0.37</text:p>
      <text:p text:style-name="P3"/>
      <text:p text:style-name="P3">11 - W</text:p>
      <text:p text:style-name="P3">0139 5.83</text:p>
      <text:p text:style-name="P3">0802 0.27</text:p>
      <text:p text:style-name="P3">1358 5.95</text:p>
      <text:p text:style-name="P3">2020 0.21</text:p>
      <text:p text:style-name="P3"/>
      <text:p text:style-name="P3">12 - TH</text:p>
      <text:p text:style-name="P3">0217 6.04</text:p>
      <text:p text:style-name="P3">0838 0.17</text:p>
      <text:p text:style-name="P3">1437 6.09</text:p>
      <text:p text:style-name="P3">2056 0.17</text:p>
      <text:p text:style-name="P3"/>
      <text:p text:style-name="P3">13 - F</text:p>
      <text:p text:style-name="P3">0257 6.09</text:p>
      <text:p text:style-name="P3">0914 0.21</text:p>
      <text:p text:style-name="P3">1517 6.06</text:p>
      <text:p text:style-name="P3">2133 0.28</text:p>
      <text:p text:style-name="P3"/>
      <text:p text:style-name="P3">14 - SA</text:p>
      <text:p text:style-name="P3">0339 5.99</text:p>
      <text:p text:style-name="P3">0953 0.38</text:p>
      <text:p text:style-name="P3">1601 5.88</text:p>
      <text:p text:style-name="P3">2213 0.51</text:p>
      <text:p text:style-name="P3"/>
      <text:p text:style-name="P3">15 - SU</text:p>
      <text:p text:style-name="P3">0424 5.73</text:p>
      <text:p text:style-name="P3">1035 0.67</text:p>
      <text:p text:style-name="P3">1649 5.56</text:p>
      <text:p text:style-name="P3">2258 0.85</text:p>
      <text:p text:style-name="P3"/>
      <text:p text:style-name="P3">16 - M</text:p>
      <text:p text:style-name="P3">0516 5.36</text:p>
      <text:p text:style-name="P3">1123 1.05</text:p>
      <text:p text:style-name="P3">1744 5.16</text:p>
      <text:p text:style-name="P3">2352 1.25</text:p>
      <text:p text:style-name="P3"/>
      <text:p text:style-name="P3">17 - TU</text:p>
      <text:p text:style-name="P3">0616 4.97</text:p>
      <text:p text:style-name="P3">1225 1.43</text:p>
      <text:p text:style-name="P3">1852 4.79</text:p>
      <text:p text:style-name="P3"/>
      <text:p text:style-name="P3"/>
      <text:p text:style-name="P3">18 - W</text:p>
      <text:p text:style-name="P3">0104 1.59</text:p>
      <text:p text:style-name="P3">0732 4.66</text:p>
      <text:p text:style-name="P3">1350 1.70</text:p>
      <text:p text:style-name="P3">2014 4.60</text:p>
      <text:p text:style-name="P3"/>
      <text:p text:style-name="P3">19 - TH</text:p>
      <text:p text:style-name="P3">0240 1.73</text:p>
      <text:p text:style-name="P3">0857 4.60</text:p>
      <text:p text:style-name="P3">1528 1.68</text:p>
      <text:p text:style-name="P3">2139 4.67</text:p>
      <text:p text:style-name="P3"/>
      <text:p text:style-name="P3">20 - F</text:p>
      <text:p text:style-name="P3">0410 1.57</text:p>
      <text:p text:style-name="P3">1016 4.80</text:p>
      <text:p text:style-name="P3">1645 1.42</text:p>
      <text:p text:style-name="P3">2250 4.95</text:p>
      <text:p text:style-name="P3"/>
      <text:p text:style-name="P3">21 - SA</text:p>
      <text:p text:style-name="P3">0516 1.26</text:p>
      <text:p text:style-name="P3">1120 5.12</text:p>
      <text:p text:style-name="P3">1742 1.10</text:p>
      <text:p text:style-name="P3">2347 5.28</text:p>
      <text:p text:style-name="P3"/>
      <text:p text:style-name="P3">22 - SU</text:p>
      <text:p text:style-name="P3">0605 0.96</text:p>
      <text:p text:style-name="P3">1212 5.42</text:p>
      <text:p text:style-name="P3">1826 0.83</text:p>
      <text:p text:style-name="P3"/>
      <text:p text:style-name="P3"/>
      <text:p text:style-name="P3">23 - M</text:p>
      <text:p text:style-name="P3">0035 5.55</text:p>
      <text:p text:style-name="P3">0645 0.72</text:p>
      <text:p text:style-name="P3">1257 5.64</text:p>
      <text:p text:style-name="P3">1903 0.64</text:p>
      <text:p text:style-name="P3"/>
      <text:p text:style-name="P3">24 - TU</text:p>
      <text:p text:style-name="P3">0117 5.70</text:p>
      <text:p text:style-name="P3">0721 0.59</text:p>
      <text:p text:style-name="P3">1337 5.72</text:p>
      <text:p text:style-name="P3">1937 0.56</text:p>
      <text:p text:style-name="P3"/>
      <text:p text:style-name="P3">25 - W</text:p>
      <text:p text:style-name="P3">0156 5.72</text:p>
      <text:p text:style-name="P3">0753 0.55</text:p>
      <text:p text:style-name="P3">1414 5.68</text:p>
      <text:p text:style-name="P3">2009 0.57</text:p>
      <text:p text:style-name="P3"/>
      <text:p text:style-name="P3">26 - TH</text:p>
      <text:p text:style-name="P3">0231 5.61</text:p>
      <text:p text:style-name="P3">0824 0.60</text:p>
      <text:p text:style-name="P3">1447 5.52</text:p>
      <text:p text:style-name="P3">2040 0.66</text:p>
      <text:p text:style-name="P3"/>
      <text:p text:style-name="P3">27 - F</text:p>
      <text:p text:style-name="P3">0302 5.40</text:p>
      <text:p text:style-name="P3">0856 0.74</text:p>
      <text:p text:style-name="P3">1517 5.28</text:p>
      <text:p text:style-name="P3">2112 0.84</text:p>
      <text:p text:style-name="P3"/>
      <text:p text:style-name="P3">28 - SA</text:p>
      <text:p text:style-name="P3">0330 5.14</text:p>
      <text:p text:style-name="P3">0928 0.95</text:p>
      <text:p text:style-name="P3">1542 5.00</text:p>
      <text:p text:style-name="P3">2145 1.08</text:p>
      <text:p text:style-name="P3"/>
      <text:p text:style-name="P3">29 - SU</text:p>
      <text:p text:style-name="P3">0354 4.85</text:p>
      <text:p text:style-name="P3">1002 1.22</text:p>
      <text:p text:style-name="P3">1606 4.72</text:p>
      <text:p text:style-name="P3">2220 1.36</text:p>
      <text:p text:style-name="P3"/>
      <text:p text:style-name="P3">30 - M</text:p>
      <text:p text:style-name="P3">0418 4.58</text:p>
      <text:p text:style-name="P3">1040 1.52</text:p>
      <text:p text:style-name="P3">1632 4.45</text:p>
      <text:p text:style-name="P3">2301 1.67</text:p>
      <text:p text:style-name="P3"/>
      <text:p text:style-name="P3">31 - TU</text:p>
      <text:p text:style-name="P3">0448 4.32</text:p>
      <text:p text:style-name="P3">1124 1.83</text:p>
      <text:p text:style-name="P3">1708 4.20</text:p>
      <text:p text:style-name="P3">2351 1.97</text:p>
      <text:p text:style-name="P3"/>
      <text:p text:style-name="P3">November</text:p>
      <text:p text:style-name="P3"/>
      <text:p text:style-name="P3"/>
      <text:p text:style-name="P3"/>
      <text:p text:style-name="P3"/>
      <text:p text:style-name="P3"/>
      <text:p text:style-name="P3">1 - W</text:p>
      <text:p text:style-name="P3">0532 4.08</text:p>
      <text:p text:style-name="P3">1223 2.09</text:p>
      <text:p text:style-name="P3">1802 3.97</text:p>
      <text:p text:style-name="P3"/>
      <text:p text:style-name="P3"/>
      <text:p text:style-name="P3">2 - TH</text:p>
      <text:p text:style-name="P3">0101 2.18</text:p>
      <text:p text:style-name="P3">0640 3.88</text:p>
      <text:p text:style-name="P3">1343 2.22</text:p>
      <text:p text:style-name="P3">1927 3.84</text:p>
      <text:p text:style-name="P3"/>
      <text:p text:style-name="P3">3 - F</text:p>
      <text:p text:style-name="P3">0227 2.19</text:p>
      <text:p text:style-name="P3">0820 3.87</text:p>
      <text:p text:style-name="P3">1509 2.10</text:p>
      <text:p text:style-name="P3">2110 3.98</text:p>
      <text:p text:style-name="P3"/>
      <text:p text:style-name="P3">4 - SA</text:p>
      <text:p text:style-name="P3">0345 1.96</text:p>
      <text:p text:style-name="P3">0949 4.14</text:p>
      <text:p text:style-name="P3">1617 1.78</text:p>
      <text:p text:style-name="P3">2220 4.33</text:p>
      <text:p text:style-name="P3"/>
      <text:p text:style-name="P3">5 - SU</text:p>
      <text:p text:style-name="P3">0446 1.58</text:p>
      <text:p text:style-name="P3">1047 4.54</text:p>
      <text:p text:style-name="P3">1711 1.38</text:p>
      <text:p text:style-name="P3">2310 4.76</text:p>
      <text:p text:style-name="P3"/>
      <text:p text:style-name="P3">6 - M</text:p>
      <text:p text:style-name="P3">0535 1.17</text:p>
      <text:p text:style-name="P3">1132 4.98</text:p>
      <text:p text:style-name="P3">1757 0.97</text:p>
      <text:p text:style-name="P3">2353 5.20</text:p>
      <text:p text:style-name="P3"/>
      <text:p text:style-name="P3">7 - TU</text:p>
      <text:p text:style-name="P3">0618 0.78</text:p>
      <text:p text:style-name="P3">1213 5.40</text:p>
      <text:p text:style-name="P3">1838 0.62</text:p>
      <text:p text:style-name="P3"/>
      <text:p text:style-name="P3"/>
      <text:p text:style-name="P3">8 - W</text:p>
      <text:p text:style-name="P3">0034 5.59</text:p>
      <text:p text:style-name="P3">0658 0.48</text:p>
      <text:p text:style-name="P3">1254 5.75</text:p>
      <text:p text:style-name="P3">1917 0.36</text:p>
      <text:p text:style-name="P3"/>
      <text:p text:style-name="P3">9 - TH</text:p>
      <text:p text:style-name="P3">0114 5.89</text:p>
      <text:p text:style-name="P3">0736 0.28</text:p>
      <text:p text:style-name="P3">1334 5.99</text:p>
      <text:p text:style-name="P3">1955 0.22</text:p>
      <text:p text:style-name="P3"/>
      <text:p text:style-name="P3">10 - F</text:p>
      <text:p text:style-name="P3">0155 6.05</text:p>
      <text:p text:style-name="P3">0815 0.20</text:p>
      <text:p text:style-name="P3">1416 6.08</text:p>
      <text:p text:style-name="P3">2034 0.21</text:p>
      <text:p text:style-name="P3"/>
      <text:p text:style-name="P3">11 - SA</text:p>
      <text:p text:style-name="P3">0238 6.07</text:p>
      <text:p text:style-name="P3">0853 0.26</text:p>
      <text:p text:style-name="P3">1459 6.02</text:p>
      <text:p text:style-name="P3">2114 0.34</text:p>
      <text:p text:style-name="P3"/>
      <text:p text:style-name="P3">12 - SU</text:p>
      <text:p text:style-name="P3">0322 5.93</text:p>
      <text:p text:style-name="P3">0934 0.44</text:p>
      <text:p text:style-name="P3">1546 5.82</text:p>
      <text:p text:style-name="P3">2156 0.57</text:p>
      <text:p text:style-name="P3"/>
      <text:p text:style-name="P3">13 - M</text:p>
      <text:p text:style-name="P3">0410 5.67</text:p>
      <text:p text:style-name="P3">1019 0.72</text:p>
      <text:p text:style-name="P3">1636 5.51</text:p>
      <text:p text:style-name="P3">2243 0.89</text:p>
      <text:p text:style-name="P3"/>
      <text:p text:style-name="P3">14 - TU</text:p>
      <text:p text:style-name="P3">0503 5.33</text:p>
      <text:p text:style-name="P3">1110 1.07</text:p>
      <text:p text:style-name="P3">1733 5.15</text:p>
      <text:p text:style-name="P3">2339 1.24</text:p>
      <text:p text:style-name="P3"/>
      <text:p text:style-name="P3">15 - W</text:p>
      <text:p text:style-name="P3">0605 4.97</text:p>
      <text:p text:style-name="P3">1212 1.41</text:p>
      <text:p text:style-name="P3">1840 4.83</text:p>
      <text:p text:style-name="P3"/>
      <text:p text:style-name="P3"/>
      <text:p text:style-name="P3">16 - TH</text:p>
      <text:p text:style-name="P3">0050 1.54</text:p>
      <text:p text:style-name="P3">0718 4.72</text:p>
      <text:p text:style-name="P3">1331 1.63</text:p>
      <text:p text:style-name="P3">1958 4.66</text:p>
      <text:p text:style-name="P3"/>
      <text:p text:style-name="P3">17 - F</text:p>
      <text:p text:style-name="P3">0215 1.66</text:p>
      <text:p text:style-name="P3">0838 4.66</text:p>
      <text:p text:style-name="P3">1458 1.64</text:p>
      <text:p text:style-name="P3">2116 4.71</text:p>
      <text:p text:style-name="P3"/>
      <text:p text:style-name="P3">18 - SA</text:p>
      <text:p text:style-name="P3">0338 1.57</text:p>
      <text:p text:style-name="P3">0951 4.79</text:p>
      <text:p text:style-name="P3">1612 1.47</text:p>
      <text:p text:style-name="P3">2224 4.90</text:p>
      <text:p text:style-name="P3"/>
      <text:p text:style-name="P3">19 - SU</text:p>
      <text:p text:style-name="P3">0442 1.36</text:p>
      <text:p text:style-name="P3">1054 5.02</text:p>
      <text:p text:style-name="P3">1709 1.25</text:p>
      <text:p text:style-name="P3">2321 5.13</text:p>
      <text:p text:style-name="P3"/>
      <text:p text:style-name="P3">20 - M</text:p>
      <text:p text:style-name="P3">0533 1.14</text:p>
      <text:p text:style-name="P3">1146 5.23</text:p>
      <text:p text:style-name="P3">1754 1.05</text:p>
      <text:p text:style-name="P3"/>
      <text:p text:style-name="P3"/>
      <text:p text:style-name="P3">21 - TU</text:p>
      <text:p text:style-name="P3">0009 5.31</text:p>
      <text:p text:style-name="P3">0614 0.97</text:p>
      <text:p text:style-name="P3">1231 5.37</text:p>
      <text:p text:style-name="P3">1832 0.90</text:p>
      <text:p text:style-name="P3"/>
      <text:p text:style-name="P3">22 - W</text:p>
      <text:p text:style-name="P3">0052 5.40</text:p>
      <text:p text:style-name="P3">0650 0.86</text:p>
      <text:p text:style-name="P3">1312 5.41</text:p>
      <text:p text:style-name="P3">1907 0.83</text:p>
      <text:p text:style-name="P3"/>
      <text:p text:style-name="P3">23 - TH</text:p>
      <text:p text:style-name="P3">0130 5.40</text:p>
      <text:p text:style-name="P3">0724 0.82</text:p>
      <text:p text:style-name="P3">1348 5.36</text:p>
      <text:p text:style-name="P3">1940 0.83</text:p>
      <text:p text:style-name="P3"/>
      <text:p text:style-name="P3">24 - F</text:p>
      <text:p text:style-name="P3">0205 5.30</text:p>
      <text:p text:style-name="P3">0757 0.85</text:p>
      <text:p text:style-name="P3">1420 5.23</text:p>
      <text:p text:style-name="P3">2013 0.88</text:p>
      <text:p text:style-name="P3"/>
      <text:p text:style-name="P3">25 - SA</text:p>
      <text:p text:style-name="P3">0235 5.15</text:p>
      <text:p text:style-name="P3">0830 0.93</text:p>
      <text:p text:style-name="P3">1449 5.07</text:p>
      <text:p text:style-name="P3">2047 1.00</text:p>
      <text:p text:style-name="P3"/>
      <text:p text:style-name="P3">26 - SU</text:p>
      <text:p text:style-name="P3">0302 4.98</text:p>
      <text:p text:style-name="P3">0905 1.07</text:p>
      <text:p text:style-name="P3">1514 4.89</text:p>
      <text:p text:style-name="P3">2122 1.15</text:p>
      <text:p text:style-name="P3"/>
      <text:p text:style-name="P3">27 - M</text:p>
      <text:p text:style-name="P3">0327 4.80</text:p>
      <text:p text:style-name="P3">0941 1.25</text:p>
      <text:p text:style-name="P3">1540 4.72</text:p>
      <text:p text:style-name="P3">2200 1.35</text:p>
      <text:p text:style-name="P3"/>
      <text:p text:style-name="P3">28 - TU</text:p>
      <text:p text:style-name="P3">0355 4.64</text:p>
      <text:p text:style-name="P3">1021 1.45</text:p>
      <text:p text:style-name="P3">1612 4.57</text:p>
      <text:p text:style-name="P3">2243 1.56</text:p>
      <text:p text:style-name="P3"/>
      <text:p text:style-name="P3">29 - W</text:p>
      <text:p text:style-name="P3">0431 4.49</text:p>
      <text:p text:style-name="P3">1107 1.66</text:p>
      <text:p text:style-name="P3">1653 4.41</text:p>
      <text:p text:style-name="P3">2333 1.76</text:p>
      <text:p text:style-name="P3"/>
      <text:p text:style-name="P3">30 - TH</text:p>
      <text:p text:style-name="P3">0518 4.33</text:p>
      <text:p text:style-name="P3">1202 1.84</text:p>
      <text:p text:style-name="P3">1747 4.27</text:p>
      <text:p text:style-name="P3">2301 1.67</text:p>
      <text:p text:style-name="P3"/>
      <text:p text:style-name="P3">31 - TU</text:p>
      <text:p text:style-name="P3">0448 4.32</text:p>
      <text:p text:style-name="P3">1124 1.83</text:p>
      <text:p text:style-name="P3">1708 4.20</text:p>
      <text:p text:style-name="P3">2351 1.97</text:p>
      <text:p text:style-name="P3"/>
      <text:p text:style-name="P3">December</text:p>
      <text:p text:style-name="P3"/>
      <text:p text:style-name="P3"/>
      <text:p text:style-name="P3"/>
      <text:p text:style-name="P3"/>
      <text:p text:style-name="P3"/>
      <text:p text:style-name="P3">1 - F</text:p>
      <text:p text:style-name="P3">0035 1.90</text:p>
      <text:p text:style-name="P3">0620 4.22</text:p>
      <text:p text:style-name="P3">1311 1.93</text:p>
      <text:p text:style-name="P3">1856 4.20</text:p>
      <text:p text:style-name="P3"/>
      <text:p text:style-name="P3">2 - SA</text:p>
      <text:p text:style-name="P3">0148 1.91</text:p>
      <text:p text:style-name="P3">0735 4.22</text:p>
      <text:p text:style-name="P3">1425 1.86</text:p>
      <text:p text:style-name="P3">2014 4.28</text:p>
      <text:p text:style-name="P3"/>
      <text:p text:style-name="P3">3 - SU</text:p>
      <text:p text:style-name="P3">0300 1.77</text:p>
      <text:p text:style-name="P3">0851 4.38</text:p>
      <text:p text:style-name="P3">1533 1.64</text:p>
      <text:p text:style-name="P3">2126 4.52</text:p>
      <text:p text:style-name="P3"/>
      <text:p text:style-name="P3">4 - M</text:p>
      <text:p text:style-name="P3">0403 1.50</text:p>
      <text:p text:style-name="P3">0957 4.68</text:p>
      <text:p text:style-name="P3">1632 1.34</text:p>
      <text:p text:style-name="P3">2226 4.85</text:p>
      <text:p text:style-name="P3"/>
      <text:p text:style-name="P3">5 - TU</text:p>
      <text:p text:style-name="P3">0458 1.17</text:p>
      <text:p text:style-name="P3">1052 5.03</text:p>
      <text:p text:style-name="P3">1723 1.01</text:p>
      <text:p text:style-name="P3">2318 5.21</text:p>
      <text:p text:style-name="P3"/>
      <text:p text:style-name="P3">6 - W</text:p>
      <text:p text:style-name="P3">0547 0.85</text:p>
      <text:p text:style-name="P3">1142 5.38</text:p>
      <text:p text:style-name="P3">1810 0.72</text:p>
      <text:p text:style-name="P3"/>
      <text:p text:style-name="P3"/>
      <text:p text:style-name="P3">7 - TH</text:p>
      <text:p text:style-name="P3">0006 5.54</text:p>
      <text:p text:style-name="P3">0632 0.59</text:p>
      <text:p text:style-name="P3">1229 5.67</text:p>
      <text:p text:style-name="P3">1853 0.50</text:p>
      <text:p text:style-name="P3"/>
      <text:p text:style-name="P3">8 - F</text:p>
      <text:p text:style-name="P3">0052 5.78</text:p>
      <text:p text:style-name="P3">0715 0.42</text:p>
      <text:p text:style-name="P3">1315 5.87</text:p>
      <text:p text:style-name="P3">1936 0.37</text:p>
      <text:p text:style-name="P3"/>
      <text:p text:style-name="P3">9 - SA</text:p>
      <text:p text:style-name="P3">0138 5.93</text:p>
      <text:p text:style-name="P3">0757 0.35</text:p>
      <text:p text:style-name="P3">1401 5.95</text:p>
      <text:p text:style-name="P3">2018 0.35</text:p>
      <text:p text:style-name="P3"/>
      <text:p text:style-name="P3">10 - SU</text:p>
      <text:p text:style-name="P3">0224 5.95</text:p>
      <text:p text:style-name="P3">0839 0.38</text:p>
      <text:p text:style-name="P3">1447 5.91</text:p>
      <text:p text:style-name="P3">2101 0.44</text:p>
      <text:p text:style-name="P3"/>
      <text:p text:style-name="P3">11 - M</text:p>
      <text:p text:style-name="P3">0311 5.85</text:p>
      <text:p text:style-name="P3">0923 0.51</text:p>
      <text:p text:style-name="P3">1536 5.76</text:p>
      <text:p text:style-name="P3">2146 0.61</text:p>
      <text:p text:style-name="P3"/>
      <text:p text:style-name="P3">12 - TU</text:p>
      <text:p text:style-name="P3">0401 5.65</text:p>
      <text:p text:style-name="P3">1010 0.73</text:p>
      <text:p text:style-name="P3">1627 5.52</text:p>
      <text:p text:style-name="P3">2234 0.86</text:p>
      <text:p text:style-name="P3"/>
      <text:p text:style-name="P3">13 - W</text:p>
      <text:p text:style-name="P3">0454 5.38</text:p>
      <text:p text:style-name="P3">1100 0.99</text:p>
      <text:p text:style-name="P3">1723 5.24</text:p>
      <text:p text:style-name="P3">2328 1.13</text:p>
      <text:p text:style-name="P3"/>
      <text:p text:style-name="P3">14 - TH</text:p>
      <text:p text:style-name="P3">0553 5.10</text:p>
      <text:p text:style-name="P3">1157 1.26</text:p>
      <text:p text:style-name="P3">1825 4.97</text:p>
      <text:p text:style-name="P3"/>
      <text:p text:style-name="P3"/>
      <text:p text:style-name="P3">15 - F</text:p>
      <text:p text:style-name="P3">0029 1.38</text:p>
      <text:p text:style-name="P3">0658 4.86</text:p>
      <text:p text:style-name="P3">1303 1.48</text:p>
      <text:p text:style-name="P3">1932 4.78</text:p>
      <text:p text:style-name="P3"/>
      <text:p text:style-name="P3">16 - SA</text:p>
      <text:p text:style-name="P3">0138 1.55</text:p>
      <text:p text:style-name="P3">0808 4.73</text:p>
      <text:p text:style-name="P3">1414 1.59</text:p>
      <text:p text:style-name="P3">2043 4.70</text:p>
      <text:p text:style-name="P3"/>
      <text:p text:style-name="P3">17 - SU</text:p>
      <text:p text:style-name="P3">0250 1.60</text:p>
      <text:p text:style-name="P3">0917 4.71</text:p>
      <text:p text:style-name="P3">1524 1.59</text:p>
      <text:p text:style-name="P3">2149 4.74</text:p>
      <text:p text:style-name="P3"/>
      <text:p text:style-name="P3">18 - M</text:p>
      <text:p text:style-name="P3">0356 1.55</text:p>
      <text:p text:style-name="P3">1020 4.78</text:p>
      <text:p text:style-name="P3">1625 1.50</text:p>
      <text:p text:style-name="P3">2249 4.83</text:p>
      <text:p text:style-name="P3"/>
      <text:p text:style-name="P3">19 - TU</text:p>
      <text:p text:style-name="P3">0452 1.44</text:p>
      <text:p text:style-name="P3">1116 4.88</text:p>
      <text:p text:style-name="P3">1716 1.39</text:p>
      <text:p text:style-name="P3">2341 4.93</text:p>
      <text:p text:style-name="P3"/>
      <text:p text:style-name="P3">20 - W</text:p>
      <text:p text:style-name="P3">0539 1.33</text:p>
      <text:p text:style-name="P3">1205 4.96</text:p>
      <text:p text:style-name="P3">1800 1.28</text:p>
      <text:p text:style-name="P3"/>
      <text:p text:style-name="P3"/>
      <text:p text:style-name="P3">21 - TH</text:p>
      <text:p text:style-name="P3">0027 4.99</text:p>
      <text:p text:style-name="P3">0620 1.23</text:p>
      <text:p text:style-name="P3">1248 5.00</text:p>
      <text:p text:style-name="P3">1839 1.19</text:p>
      <text:p text:style-name="P3"/>
      <text:p text:style-name="P3">22 - F</text:p>
      <text:p text:style-name="P3">0108 5.00</text:p>
      <text:p text:style-name="P3">0658 1.16</text:p>
      <text:p text:style-name="P3">1326 4.99</text:p>
      <text:p text:style-name="P3">1916 1.14</text:p>
      <text:p text:style-name="P3"/>
      <text:p text:style-name="P3">23 - SA</text:p>
      <text:p text:style-name="P3">0143 4.97</text:p>
      <text:p text:style-name="P3">0734 1.12</text:p>
      <text:p text:style-name="P3">1359 4.95</text:p>
      <text:p text:style-name="P3">1953 1.11</text:p>
      <text:p text:style-name="P3"/>
      <text:p text:style-name="P3">24 - SU</text:p>
      <text:p text:style-name="P3">0214 4.93</text:p>
      <text:p text:style-name="P3">0811 1.11</text:p>
      <text:p text:style-name="P3">1428 4.90</text:p>
      <text:p text:style-name="P3">2029 1.11</text:p>
      <text:p text:style-name="P3"/>
      <text:p text:style-name="P3">25 - M</text:p>
      <text:p text:style-name="P3">0241 4.88</text:p>
      <text:p text:style-name="P3">0848 1.13</text:p>
      <text:p text:style-name="P3">1454 4.86</text:p>
      <text:p text:style-name="P3">2107 1.15</text:p>
      <text:p text:style-name="P3"/>
      <text:p text:style-name="P3">26 - TU</text:p>
      <text:p text:style-name="P3">0309 4.85</text:p>
      <text:p text:style-name="P3">0926 1.18</text:p>
      <text:p text:style-name="P3">1524 4.84</text:p>
      <text:p text:style-name="P3">2146 1.22</text:p>
      <text:p text:style-name="P3"/>
      <text:p text:style-name="P3">27 - W</text:p>
      <text:p text:style-name="P3">0340 4.82</text:p>
      <text:p text:style-name="P3">1007 1.26</text:p>
      <text:p text:style-name="P3">1559 4.81</text:p>
      <text:p text:style-name="P3">2228 1.31</text:p>
      <text:p text:style-name="P3"/>
      <text:p text:style-name="P3">28 - TH</text:p>
      <text:p text:style-name="P3">0419 4.78</text:p>
      <text:p text:style-name="P3">1050 1.36</text:p>
      <text:p text:style-name="P3">1640 4.76</text:p>
      <text:p text:style-name="P3">2314 1.41</text:p>
      <text:p text:style-name="P3"/>
      <text:p text:style-name="P3">29 - F</text:p>
      <text:p text:style-name="P3">0504 4.73</text:p>
      <text:p text:style-name="P3">1139 1.46</text:p>
      <text:p text:style-name="P3">1730 4.70</text:p>
      <text:p text:style-name="P3"/>
      <text:p text:style-name="P3"/>
      <text:p text:style-name="P3">30 - SA</text:p>
      <text:p text:style-name="P3">0006 1.51</text:p>
      <text:p text:style-name="P3">0557 4.66</text:p>
      <text:p text:style-name="P3">1235 1.55</text:p>
      <text:p text:style-name="P3">1827 4.64</text:p>
      <text:p text:style-name="P3"/>
      <text:p text:style-name="P3">31 - SU</text:p>
      <text:p text:style-name="P3">0106 1.57</text:p>
      <text:p text:style-name="P3">0658 4.63</text:p>
      <text:p text:style-name="P3">1338 1.58</text:p>
      <text:p text:style-name="P3">1931 4.6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1f8d6c"/>
    </style:style>
    <style:page-layout style:name="Mpm1">
      <style:page-layout-properties fo:page-width="21.001cm" fo:page-height="29.7cm" style:num-format="1" style:print-orientation="portrait" fo:margin-top="0.75cm" fo:margin-bottom="0.75cm" fo:margin-left="2cm" fo:margin-right="2cm" style:shadow="none" fo:background-color="transparent" style:writing-mode="lr-tb" draw:fill="none" draw:fill-color="#729fcf" style:footnote-max-height="0cm">
        <style:columns fo:column-count="8"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Bridge Command Training Area 1 – Times and heights of high and low waters - 201<text:span text:style-name="MT1">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07:53:01.78</meta:creation-date>
    <dc:date>2017-04-27T08:50:17.289539883</dc:date>
    <meta:editing-duration>PT21H39M38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3" meta:paragraph-count="1825" meta:word-count="4023" meta:character-count="15451" meta:non-whitespace-character-count="13252"/>
  </office:meta>
</office:document-meta>
</file>